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Droid Sans Fallback"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247cm" fo:margin-left="-0.123cm" table:align="left" style:writing-mode="lr-tb"/>
    </style:style>
    <style:style style:name="Table1.A" style:family="table-column">
      <style:table-column-properties style:column-width="17.247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7.018cm" table:align="left" style:writing-mode="lr-tb"/>
    </style:style>
    <style:style style:name="Table2.A" style:family="table-column">
      <style:table-column-properties style:column-width="17.018cm"/>
    </style:style>
    <style:style style:name="Table2.1" style:family="table-row">
      <style:table-row-properties fo:keep-together="auto"/>
    </style:style>
    <style:style style:name="Table2.A1" style:family="table-cell">
      <style:table-cell-properties style:vertical-align="top" fo:padding-left="0.123cm" fo:padding-right="0.123cm" fo:padding-top="0cm" fo:padding-bottom="0cm" fo:border="0.5pt solid #000000" style:writing-mode="lr-tb"/>
    </style:style>
    <style:style style:name="Table3" style:family="table">
      <style:table-properties style:width="17.247cm" fo:margin-left="-0.123cm" table:align="left" style:writing-mode="lr-tb"/>
    </style:style>
    <style:style style:name="Table3.A" style:family="table-column">
      <style:table-column-properties style:column-width="17.247cm"/>
    </style:style>
    <style:style style:name="Table3.1" style:family="table-row">
      <style:table-row-properties fo:keep-together="auto"/>
    </style:style>
    <style:style style:name="Table3.A1" style:family="table-cell">
      <style:table-cell-properties style:vertical-align="top" fo:padding-left="0.123cm" fo:padding-right="0.123cm" fo:padding-top="0cm" fo:padding-bottom="0cm" fo:border="none" style:writing-mode="lr-tb"/>
    </style:style>
    <style:style style:name="Table4" style:family="table">
      <style:table-properties style:width="17.018cm" table:align="left" style:writing-mode="lr-tb"/>
    </style:style>
    <style:style style:name="Table4.A" style:family="table-column">
      <style:table-column-properties style:column-width="17.018cm"/>
    </style:style>
    <style:style style:name="Table4.1" style:family="table-row">
      <style:table-row-properties fo:keep-together="auto"/>
    </style:style>
    <style:style style:name="Table4.A1" style:family="table-cell">
      <style:table-cell-properties style:vertical-align="top" fo:padding-left="0.123cm" fo:padding-right="0.123cm" fo:padding-top="0cm" fo:padding-bottom="0cm" fo:border="0.5pt solid #000000" style:writing-mode="lr-tb"/>
    </style:style>
    <style:style style:name="Table5" style:family="table">
      <style:table-properties style:width="17.247cm" fo:margin-left="-0.123cm" table:align="left" style:writing-mode="lr-tb"/>
    </style:style>
    <style:style style:name="Table5.A" style:family="table-column">
      <style:table-column-properties style:column-width="17.247cm"/>
    </style:style>
    <style:style style:name="Table5.1" style:family="table-row">
      <style:table-row-properties fo:keep-together="auto"/>
    </style:style>
    <style:style style:name="Table5.A1" style:family="table-cell">
      <style:table-cell-properties style:vertical-align="top" fo:padding-left="0.123cm" fo:padding-right="0.123cm" fo:padding-top="0cm" fo:padding-bottom="0cm" fo:border="none" style:writing-mode="lr-tb"/>
    </style:style>
    <style:style style:name="Table6" style:family="table">
      <style:table-properties style:width="16.951cm" table:align="left" style:writing-mode="lr-tb"/>
    </style:style>
    <style:style style:name="Table6.A" style:family="table-column">
      <style:table-column-properties style:column-width="5.749cm"/>
    </style:style>
    <style:style style:name="Table6.C" style:family="table-column">
      <style:table-column-properties style:column-width="5.454cm"/>
    </style:style>
    <style:style style:name="Table6.1" style:family="table-row">
      <style:table-row-properties fo:keep-together="auto"/>
    </style:style>
    <style:style style:name="Table6.A1" style:family="table-cell">
      <style:table-cell-properties style:vertical-align="top" fo:padding-left="0.123cm" fo:padding-right="0.123cm" fo:padding-top="0cm" fo:padding-bottom="0cm" fo:border-left="none" fo:border-right="none" fo:border-top="1pt solid #000000" fo:border-bottom="1pt solid #000000" style:writing-mode="lr-tb"/>
    </style:style>
    <style:style style:name="Table6.B1" style:family="table-cell">
      <style:table-cell-properties style:vertical-align="top" fo:padding-left="0.123cm" fo:padding-right="0.123cm" fo:padding-top="0cm" fo:padding-bottom="0cm" fo:border-left="0.5pt solid #000000" fo:border-right="none" fo:border-top="1pt solid #000000" fo:border-bottom="1pt solid #000000" style:writing-mode="lr-tb"/>
    </style:style>
    <style:style style:name="Table6.A2" style:family="table-cell">
      <style:table-cell-properties style:vertical-align="top" fo:padding-left="0.123cm" fo:padding-right="0.123cm" fo:padding-top="0cm" fo:padding-bottom="0cm" fo:border-left="none" fo:border-right="none" fo:border-top="1pt solid #000000" fo:border-bottom="0.5pt solid #000000" style:writing-mode="lr-tb"/>
    </style:style>
    <style:style style:name="Table6.B2" style:family="table-cell">
      <style:table-cell-properties style:vertical-align="top" fo:padding-left="0.123cm" fo:padding-right="0.123cm" fo:padding-top="0cm" fo:padding-bottom="0cm" fo:border-left="0.5pt solid #000000" fo:border-right="none" fo:border-top="1pt solid #000000" fo:border-bottom="0.5pt solid #000000" style:writing-mode="lr-tb"/>
    </style:style>
    <style:style style:name="Table6.A3"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6.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A4" style:family="table-cell">
      <style:table-cell-properties style:vertical-align="top" fo:padding-left="0.123cm" fo:padding-right="0.123cm" fo:padding-top="0cm" fo:padding-bottom="0cm" fo:border-left="none" fo:border-right="none" fo:border-top="0.5pt solid #000000" fo:border-bottom="1pt solid #000000" style:writing-mode="lr-tb"/>
    </style:style>
    <style:style style:name="Table6.B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7" style:family="table">
      <style:table-properties style:width="17.247cm" fo:margin-left="-0.123cm" table:align="left" style:writing-mode="lr-tb"/>
    </style:style>
    <style:style style:name="Table7.A" style:family="table-column">
      <style:table-column-properties style:column-width="17.247cm"/>
    </style:style>
    <style:style style:name="Table7.1" style:family="table-row">
      <style:table-row-properties fo:keep-together="auto"/>
    </style:style>
    <style:style style:name="Table7.A1" style:family="table-cell">
      <style:table-cell-properties style:vertical-align="top" fo:padding-left="0.123cm" fo:padding-right="0.123cm" fo:padding-top="0cm" fo:padding-bottom="0cm" fo:border="none" style:writing-mode="lr-tb"/>
    </style:style>
    <style:style style:name="Table8" style:family="table">
      <style:table-properties style:width="16.951cm" table:align="left" style:writing-mode="lr-tb"/>
    </style:style>
    <style:style style:name="Table8.A" style:family="table-column">
      <style:table-column-properties style:column-width="5.749cm"/>
    </style:style>
    <style:style style:name="Table8.C" style:family="table-column">
      <style:table-column-properties style:column-width="5.454cm"/>
    </style:style>
    <style:style style:name="Table8.1" style:family="table-row">
      <style:table-row-properties fo:keep-together="auto"/>
    </style:style>
    <style:style style:name="Table8.A1" style:family="table-cell">
      <style:table-cell-properties style:vertical-align="top" fo:padding-left="0.123cm" fo:padding-right="0.123cm" fo:padding-top="0cm" fo:padding-bottom="0cm" fo:border-left="none" fo:border-right="none" fo:border-top="1pt solid #000000" fo:border-bottom="1pt solid #000000" style:writing-mode="lr-tb"/>
    </style:style>
    <style:style style:name="Table8.B1" style:family="table-cell">
      <style:table-cell-properties style:vertical-align="top" fo:padding-left="0.123cm" fo:padding-right="0.123cm" fo:padding-top="0cm" fo:padding-bottom="0cm" fo:border-left="0.5pt solid #000000" fo:border-right="none" fo:border-top="1pt solid #000000" fo:border-bottom="1pt solid #000000" style:writing-mode="lr-tb"/>
    </style:style>
    <style:style style:name="Table8.A2" style:family="table-cell">
      <style:table-cell-properties style:vertical-align="top" fo:padding-left="0.123cm" fo:padding-right="0.123cm" fo:padding-top="0cm" fo:padding-bottom="0cm" fo:border-left="none" fo:border-right="none" fo:border-top="1pt solid #000000" fo:border-bottom="0.5pt solid #000000" style:writing-mode="lr-tb"/>
    </style:style>
    <style:style style:name="Table8.B2" style:family="table-cell">
      <style:table-cell-properties style:vertical-align="top" fo:padding-left="0.123cm" fo:padding-right="0.123cm" fo:padding-top="0cm" fo:padding-bottom="0cm" fo:border-left="0.5pt solid #000000" fo:border-right="none" fo:border-top="1pt solid #000000" fo:border-bottom="0.5pt solid #000000" style:writing-mode="lr-tb"/>
    </style:style>
    <style:style style:name="Table8.A3" style:family="table-cell">
      <style:table-cell-properties style:vertical-align="top" fo:padding-left="0.123cm" fo:padding-right="0.123cm" fo:padding-top="0cm" fo:padding-bottom="0cm" fo:border-left="none" fo:border-right="none" fo:border-top="0.5pt solid #000000" fo:border-bottom="0.5pt solid #000000" style:writing-mode="lr-tb"/>
    </style:style>
    <style:style style:name="Table8.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8.A4" style:family="table-cell">
      <style:table-cell-properties style:vertical-align="top" fo:padding-left="0.123cm" fo:padding-right="0.123cm" fo:padding-top="0cm" fo:padding-bottom="0cm" fo:border-left="none" fo:border-right="none" fo:border-top="0.5pt solid #000000" fo:border-bottom="1pt solid #000000" style:writing-mode="lr-tb"/>
    </style:style>
    <style:style style:name="Table8.B4" style:family="table-cell">
      <style:table-cell-properties style:vertical-align="top" fo:padding-left="0.123cm" fo:padding-right="0.123cm" fo:padding-top="0cm" fo:padding-bottom="0cm" fo:border-left="0.5pt solid #000000" fo:border-right="none" fo:border-top="0.5pt solid #000000" fo:border-bottom="1pt solid #000000" style:writing-mode="lr-tb"/>
    </style:style>
    <style:style style:name="Table9" style:family="table">
      <style:table-properties style:width="17.247cm" fo:margin-left="-0.123cm" table:align="left" style:writing-mode="lr-tb"/>
    </style:style>
    <style:style style:name="Table9.A" style:family="table-column">
      <style:table-column-properties style:column-width="15.046cm"/>
    </style:style>
    <style:style style:name="Table9.B" style:family="table-column">
      <style:table-column-properties style:column-width="2.201cm"/>
    </style:style>
    <style:style style:name="Table9.1" style:family="table-row">
      <style:table-row-properties fo:keep-together="auto"/>
    </style:style>
    <style:style style:name="Table9.A1" style:family="table-cell">
      <style:table-cell-properties style:vertical-align="top" fo:padding-left="0.123cm" fo:padding-right="0.123cm" fo:padding-top="0cm" fo:padding-bottom="0cm" fo:border="none" style:writing-mode="lr-tb"/>
    </style:style>
    <style:style style:name="Table10" style:family="table">
      <style:table-properties style:width="17.247cm" fo:margin-left="-0.123cm" table:align="left" style:writing-mode="lr-tb"/>
    </style:style>
    <style:style style:name="Table10.A" style:family="table-column">
      <style:table-column-properties style:column-width="15.046cm"/>
    </style:style>
    <style:style style:name="Table10.B" style:family="table-column">
      <style:table-column-properties style:column-width="2.201cm"/>
    </style:style>
    <style:style style:name="Table10.1" style:family="table-row">
      <style:table-row-properties fo:keep-together="auto"/>
    </style:style>
    <style:style style:name="Table10.A1" style:family="table-cell">
      <style:table-cell-properties style:vertical-align="top" fo:padding-left="0.123cm" fo:padding-right="0.123cm" fo:padding-top="0cm" fo:padding-bottom="0cm" fo:border="none" style:writing-mode="lr-tb"/>
    </style:style>
    <style:style style:name="P1" style:family="paragraph" style:parent-style-name="Standard" style:list-style-name=""/>
    <style:style style:name="P2" style:family="paragraph" style:parent-style-name="Standard" style:list-style-name="">
      <style:paragraph-properties>
        <style:tab-stops>
          <style:tab-stop style:position="0.635cm"/>
          <style:tab-stop style:position="2.117cm"/>
          <style:tab-stop style:position="16.983cm" style:type="right" style:leader-style="dotted" style:leader-text="."/>
          <style:tab-stop style:position="16.999cm" style:type="right" style:leader-style="dotted" style:leader-tex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list-style-name="WW8Num8">
      <style:paragraph-properties fo:text-align="justify" style:justify-single-word="false"/>
    </style:style>
    <style:style style:name="P7" style:family="paragraph" style:parent-style-name="Standard">
      <style:paragraph-properties fo:text-align="justify" style:justify-single-word="false"/>
      <style:text-properties style:text-underline-style="solid" style:text-underline-width="auto" style:text-underline-color="font-color"/>
    </style:style>
    <style:style style:name="P8" style:family="paragraph" style:parent-style-name="Standard" style:list-style-name="WW8Num2">
      <style:paragraph-properties fo:margin-left="0.953cm" fo:margin-right="0cm" fo:text-align="justify" style:justify-single-word="false" fo:text-indent="-0.953cm" style:auto-text-indent="false">
        <style:tab-stops>
          <style:tab-stop style:position="0.953cm"/>
        </style:tab-stops>
      </style:paragraph-properties>
    </style:style>
    <style:style style:name="P9" style:family="paragraph" style:parent-style-name="Standard">
      <style:paragraph-properties fo:margin-left="1.251cm" fo:margin-right="0cm" fo:text-align="justify" style:justify-single-word="false" fo:text-indent="0cm" style:auto-text-indent="false"/>
    </style:style>
    <style:style style:name="P10" style:family="paragraph" style:parent-style-name="_37_._20_Pré-texto_3a__20_Identificação_20_do_20_Curso" style:master-page-name="Standard">
      <style:paragraph-properties style:page-number="auto"/>
    </style:style>
    <style:style style:name="P11" style:family="paragraph" style:parent-style-name="_37_._20_Pré-texto_3a__20_Identificação_20_do_20_Curso" style:master-page-name="Convert_20_1">
      <style:paragraph-properties style:page-number="auto"/>
    </style:style>
    <style:style style:name="P12" style:family="paragraph" style:parent-style-name="_37_._20_Pré-texto_3a__20_Título_20_do_20_Trabalho">
      <style:text-properties fo:color="#ff0000"/>
    </style:style>
    <style:style style:name="P13" style:family="paragraph" style:parent-style-name="_37_._20_Pré-texto_3a__20_Texto_20_da_20_Capa">
      <style:text-properties fo:color="#ff0000"/>
    </style:style>
    <style:style style:name="P14" style:family="paragraph" style:parent-style-name="_37_._20_Pré-texto_3a__20_Texto_20_de_20_Apresentação">
      <style:paragraph-properties fo:margin-left="8.571cm" fo:margin-right="0cm" fo:text-indent="0cm" style:auto-text-indent="false"/>
      <style:text-properties fo:font-size="12pt" style:font-size-asian="12pt"/>
    </style:style>
    <style:style style:name="P15" style:family="paragraph" style:parent-style-name="_37_._20_Pré-texto_3a__20_Texto_20_de_20_Apresentação">
      <style:paragraph-properties fo:margin-left="8.571cm" fo:margin-right="0cm" fo:text-align="start" style:justify-single-word="false" fo:text-indent="0cm" style:auto-text-indent="false"/>
      <style:text-properties fo:font-size="12pt" style:font-size-asian="12pt"/>
    </style:style>
    <style:style style:name="P16" style:family="paragraph" style:parent-style-name="Contents_20_1">
      <style:paragraph-properties>
        <style:tab-stops>
          <style:tab-stop style:position="0.635cm"/>
          <style:tab-stop style:position="2.117cm"/>
          <style:tab-stop style:position="16.983cm" style:type="right" style:leader-style="dotted" style:leader-text="."/>
          <style:tab-stop style:position="16.999cm" style:type="right" style:leader-style="dotted" style:leader-text="."/>
        </style:tab-stops>
      </style:paragraph-properties>
    </style:style>
    <style:style style:name="P17" style:family="paragraph" style:parent-style-name="_37_._20_Pré-texto_3a__20_Título_20_do_20_Sumário">
      <style:text-properties fo:font-size="20pt" style:font-size-asian="20pt"/>
    </style:style>
    <style:style style:name="P18" style:family="paragraph" style:parent-style-name="Contents_20_2">
      <style:paragraph-properties>
        <style:tab-stops>
          <style:tab-stop style:position="0.953cm"/>
          <style:tab-stop style:position="2.117cm"/>
          <style:tab-stop style:position="16.983cm" style:type="right" style:leader-style="dotted" style:leader-text="."/>
          <style:tab-stop style:position="16.999cm" style:type="right" style:leader-style="dotted" style:leader-text="."/>
        </style:tab-stops>
      </style:paragraph-properties>
    </style:style>
    <style:style style:name="P19" style:family="paragraph" style:parent-style-name="Contents_20_3">
      <style:paragraph-properties>
        <style:tab-stops>
          <style:tab-stop style:position="1.27cm"/>
          <style:tab-stop style:position="16.983cm" style:type="right" style:leader-style="dotted" style:leader-text="."/>
          <style:tab-stop style:position="16.999cm" style:type="right" style:leader-style="dotted" style:leader-text="."/>
        </style:tab-stops>
      </style:paragraph-properties>
    </style:style>
    <style:style style:name="P20" style:family="paragraph" style:parent-style-name="Contents_20_4">
      <style:paragraph-properties>
        <style:tab-stops>
          <style:tab-stop style:position="1.588cm"/>
          <style:tab-stop style:position="16.983cm" style:type="right" style:leader-style="dotted" style:leader-text="."/>
          <style:tab-stop style:position="16.999cm" style:type="right" style:leader-style="dotted" style:leader-text="."/>
        </style:tab-stops>
      </style:paragraph-properties>
    </style:style>
    <style:style style:name="P21" style:family="paragraph" style:parent-style-name="_37_._20_Pré-texto_3a__20_Lista_20_de_20_Abreviaturas" style:list-style-name="">
      <style:paragraph-properties>
        <style:tab-stops>
          <style:tab-stop style:position="0.635cm"/>
          <style:tab-stop style:position="2.117cm"/>
          <style:tab-stop style:position="16.983cm" style:type="right" style:leader-style="dotted" style:leader-text="."/>
          <style:tab-stop style:position="16.999cm" style:type="right" style:leader-style="dotted" style:leader-text="."/>
        </style:tab-stops>
      </style:paragraph-properties>
    </style:style>
    <style:style style:name="P22" style:family="paragraph" style:parent-style-name="_37_._20_Pré-texto_3a__20_Texto_20_do_20_Abstract">
      <style:text-properties fo:color="#ff0000"/>
    </style:style>
    <style:style style:name="P23" style:family="paragraph" style:parent-style-name="_37_._20_Pós-texto_3a__20_Título_20_de_20_Referências_20_e_20_Glossário">
      <style:paragraph-properties fo:text-align="center" style:justify-single-word="false"/>
    </style:style>
    <style:style style:name="P24" style:family="paragraph" style:parent-style-name="_37_._20_Pós-texto_3a__20_Título_20_de_20_Referências_20_e_20_Glossário" style:master-page-name="Convert_20_15">
      <style:paragraph-properties style:page-number="auto"/>
    </style:style>
    <style:style style:name="P25" style:family="paragraph" style:parent-style-name="_37_._20_Pós-texto_3a__20_Título_20_de_20_Referências_20_e_20_Glossário" style:master-page-name="Convert_20_16">
      <style:paragraph-properties style:page-number="auto"/>
    </style:style>
    <style:style style:name="P26" style:family="paragraph" style:parent-style-name="_37_._20_Pós-texto_3a__20_Título_20_de_20_Referências_20_e_20_Glossário" style:master-page-name="Convert_20_17">
      <style:paragraph-properties fo:text-align="center" style:justify-single-word="false" style:page-number="auto"/>
    </style:style>
    <style:style style:name="P27" style:family="paragraph" style:parent-style-name="_37_._20_Pós-texto_3a__20_Título_20_de_20_Referências_20_e_20_Glossário" style:master-page-name="Convert_20_19">
      <style:paragraph-properties fo:text-align="center" style:justify-single-word="false" style:page-number="auto"/>
    </style:style>
    <style:style style:name="P28" style:family="paragraph" style:parent-style-name="_33_._20_Título_20_de_20_Capítulo" style:master-page-name="Convert_20_9">
      <style:paragraph-properties style:page-number="1"/>
    </style:style>
    <style:style style:name="P29" style:family="paragraph" style:parent-style-name="_33_._20_Título_20_de_20_Capítulo" style:master-page-name="Convert_20_10">
      <style:paragraph-properties style:page-number="auto"/>
    </style:style>
    <style:style style:name="P30" style:family="paragraph" style:parent-style-name="_33_._20_Título_20_de_20_Capítulo" style:master-page-name="Convert_20_11">
      <style:paragraph-properties style:page-number="auto"/>
    </style:style>
    <style:style style:name="P31" style:family="paragraph" style:parent-style-name="_33_._20_Título_20_de_20_Capítulo" style:master-page-name="Convert_20_12">
      <style:paragraph-properties style:page-number="auto"/>
    </style:style>
    <style:style style:name="P32" style:family="paragraph" style:parent-style-name="_33_._20_Título_20_de_20_Capítulo" style:master-page-name="Convert_20_13">
      <style:paragraph-properties style:page-number="auto"/>
    </style:style>
    <style:style style:name="P33" style:family="paragraph" style:parent-style-name="_33_._20_Título_20_de_20_Capítulo" style:master-page-name="Convert_20_14">
      <style:paragraph-properties style:page-number="auto"/>
      <style:text-properties fo:font-variant="normal" fo:text-transform="none"/>
    </style:style>
    <style:style style:name="P34" style:family="paragraph" style:parent-style-name="_31_._20_Corpo_20_de_20_Texto" style:list-style-name="">
      <style:paragraph-properties>
        <style:tab-stops>
          <style:tab-stop style:position="0.635cm"/>
          <style:tab-stop style:position="2.117cm"/>
          <style:tab-stop style:position="16.983cm" style:type="right" style:leader-style="dotted" style:leader-text="."/>
          <style:tab-stop style:position="16.999cm" style:type="right" style:leader-style="dotted" style:leader-text="."/>
        </style:tab-stops>
      </style:paragraph-properties>
    </style:style>
    <style:style style:name="P35" style:family="paragraph" style:parent-style-name="_31_._20_Corpo_20_de_20_Texto">
      <style:text-properties fo:color="#ff0000"/>
    </style:style>
    <style:style style:name="P36" style:family="paragraph" style:parent-style-name="_31_._20_Corpo_20_de_20_Texto">
      <style:text-properties style:font-weight-complex="bold"/>
    </style:style>
    <style:style style:name="P37" style:family="paragraph" style:parent-style-name="_31_._20_Corpo_20_de_20_Texto">
      <style:paragraph-properties fo:margin-left="0cm" fo:margin-right="0cm" fo:text-indent="0cm" style:auto-text-indent="false"/>
    </style:style>
    <style:style style:name="P38" style:family="paragraph" style:parent-style-name="Legenda">
      <style:paragraph-properties fo:margin-top="0.212cm" fo:margin-bottom="0.212cm"/>
    </style:style>
    <style:style style:name="P39" style:family="paragraph" style:parent-style-name="Legenda">
      <style:paragraph-properties fo:margin-top="0.212cm" fo:margin-bottom="0.212cm" style:snap-to-layout-grid="false"/>
    </style:style>
    <style:style style:name="P40" style:family="paragraph" style:parent-style-name="_32_._20_Legenda_3a__20_Fonte_20_de_20_Referência">
      <style:paragraph-properties fo:margin-top="0.212cm" fo:margin-bottom="0.423cm"/>
    </style:style>
    <style:style style:name="P41" style:family="paragraph" style:parent-style-name="_32_._20_Figura">
      <style:paragraph-properties fo:margin-top="0.106cm" fo:margin-bottom="0.106cm" style:snap-to-layout-grid="false"/>
    </style:style>
    <style:style style:name="P42" style:family="paragraph" style:parent-style-name="_32_._20_Equação">
      <style:paragraph-properties fo:margin-top="0.423cm" fo:margin-bottom="0.423cm" style:snap-to-layout-grid="false"/>
    </style:style>
    <style:style style:name="P43" style:family="paragraph" style:parent-style-name="_32_._20_Texto_20_de_20_tabela">
      <style:paragraph-properties style:snap-to-layout-grid="false"/>
    </style:style>
    <style:style style:name="P44" style:family="paragraph" style:parent-style-name="_32_._20_Texto_20_de_20_tabela">
      <style:paragraph-properties style:snap-to-layout-grid="false"/>
      <style:text-properties fo:font-weight="bold" style:font-weight-asian="bold" style:font-weight-complex="bold"/>
    </style:style>
    <style:style style:name="P45" style:family="paragraph" style:parent-style-name="_37_._20_Pré-texto_3a__20_Título_20_da_20_Listas" style:list-style-name="">
      <style:paragraph-properties>
        <style:tab-stops>
          <style:tab-stop style:position="0.635cm"/>
          <style:tab-stop style:position="2.117cm"/>
          <style:tab-stop style:position="16.983cm" style:type="right" style:leader-style="dotted" style:leader-text="."/>
          <style:tab-stop style:position="16.999cm" style:type="right" style:leader-style="dotted" style:leader-text="."/>
        </style:tab-stops>
      </style:paragraph-properties>
    </style:style>
    <style:style style:name="P46" style:family="paragraph" style:parent-style-name="_37_._20_Pré-texto_3a__20_Título_20_da_20_Listas" style:master-page-name="Convert_20_3">
      <style:paragraph-properties style:page-number="auto"/>
    </style:style>
    <style:style style:name="P47" style:family="paragraph" style:parent-style-name="_37_._20_Pré-texto_3a__20_Título_20_da_20_Listas" style:master-page-name="Convert_20_4">
      <style:paragraph-properties style:page-number="auto"/>
    </style:style>
    <style:style style:name="P48" style:family="paragraph" style:parent-style-name="_37_._20_Pré-texto_3a__20_Título_20_da_20_Listas" style:master-page-name="Convert_20_5">
      <style:paragraph-properties style:page-number="auto"/>
    </style:style>
    <style:style style:name="P49" style:family="paragraph" style:parent-style-name="_37_._20_Pré-texto_3a__20_Título_20_da_20_Listas" style:master-page-name="Convert_20_6">
      <style:paragraph-properties style:page-number="auto">
        <style:tab-stops>
          <style:tab-stop style:position="16.983cm" style:type="right" style:leader-style="dotted" style:leader-text="."/>
        </style:tab-stops>
      </style:paragraph-properties>
    </style:style>
    <style:style style:name="P50" style:family="paragraph" style:parent-style-name="_37_._20_Pré-texto_3a__20_Título_20_da_20_Listas" style:master-page-name="Convert_20_7">
      <style:paragraph-properties style:page-number="auto"/>
    </style:style>
    <style:style style:name="P51" style:family="paragraph" style:parent-style-name="_37_._20_Pré-texto_3a__20_Título_20_da_20_Listas" style:master-page-name="Convert_20_8">
      <style:paragraph-properties style:page-number="auto"/>
    </style:style>
    <style:style style:name="P52" style:family="paragraph" style:parent-style-name="_31_._20_Lista_20_de_20_itens_20_numerados" style:list-style-name="WW8Num5"/>
    <style:style style:name="P53" style:family="paragraph" style:parent-style-name="_31_._20_Lista_20_de_20_itens_20_numerados">
      <style:text-properties fo:color="#000000"/>
    </style:style>
    <style:style style:name="P54" style:family="paragraph" style:parent-style-name="_31_._20_Lista_20_de_20_itens_20_numerados" style:list-style-name="WW8Num5">
      <style:text-properties fo:color="#000000"/>
    </style:style>
    <style:style style:name="P55" style:family="paragraph" style:parent-style-name="_32_._20_Código_20_fonte">
      <style:text-properties fo:font-size="10pt" style:font-size-asian="10pt"/>
    </style:style>
    <style:style style:name="P56" style:family="paragraph" style:parent-style-name="_32_._20_Código_20_fonte">
      <style:paragraph-properties style:snap-to-layout-grid="false"/>
      <style:text-properties fo:font-size="10pt" style:font-size-asian="10pt"/>
    </style:style>
    <style:style style:name="P57" style:family="paragraph" style:parent-style-name="_32_._20_Código_20_fonte">
      <style:text-properties fo:font-size="10pt" fo:language="en" fo:country="US" style:font-size-asian="10pt"/>
    </style:style>
    <style:style style:name="P58" style:family="paragraph" style:parent-style-name="_35_._20_Apêndices_3a__20_Título" style:master-page-name="Convert_20_18">
      <style:paragraph-properties style:page-number="auto"/>
      <style:text-properties fo:font-variant="normal" fo:text-transform="none"/>
    </style:style>
    <style:style style:name="P59" style:family="paragraph" style:parent-style-name="_36_._20_Anexos_3a__20_Título" style:master-page-name="Convert_20_20">
      <style:paragraph-properties style:page-number="auto"/>
    </style:style>
    <style:style style:name="T1" style:family="text">
      <style:text-properties fo:color="#000000"/>
    </style:style>
    <style:style style:name="T2" style:family="text">
      <style:text-properties fo:color="#ff0000"/>
    </style:style>
    <style:style style:name="T3" style:family="text">
      <style:text-properties fo:color="#ff0000" fo:font-weight="bold" style:font-weight-asian="bold"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weight-complex="bold"/>
    </style:style>
    <style:style style:name="T7" style:family="text">
      <style:text-properties fo:font-weight="normal"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font-name-asian="Courier"/>
    </style:style>
    <style:style style:name="T10" style:family="text">
      <style:text-properties fo:language="en" fo:country="US" style:font-name-asian="Courier"/>
    </style:style>
    <style:style style:name="T11" style:family="text">
      <style:text-properties style:text-position="super 58%"/>
    </style:style>
    <style:style style:name="fr1" style:family="graphic" style:parent-style-name="OLE">
      <style:graphic-properties fo:margin-left="0cm" fo:margin-right="0cm" style:vertical-pos="top" style:vertical-rel="baseline" fo:background-color="#ffffff" style:background-transparency="0%" fo:padding-left="0.28cm" fo:padding-right="0.28cm" fo:padding-top="0.153cm" fo:padding-bottom="0.153cm" fo:border="none" draw:ole-draw-aspect="1" draw:visible-area-top="0cm" draw:visible-area-width="7.779cm" draw:visible-area-height="4.921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bela"/>
        <text:sequence-decl text:display-outline-level="0" text:name="Equação"/>
      </text:sequence-decls>
      <text:p text:style-name="P10">UNIVERSIDADE FEDERAL DE SANTA CATARINA</text:p>
      <text:p text:style-name="_37_._20_Pré-texto_3a__20_Identificação_20_do_20_Curso">CENTRO TECNOLÓGICO</text:p>
      <text:p text:style-name="_37_._20_Pré-texto_3a__20_Identificação_20_do_20_Curso">DEPARTAMENTO DE INFORMÁTICA E ESTATÍSTICA</text:p>
      <text:p text:style-name="_37_._20_Pré-texto_3a__20_Identificação_20_do_20_Curso">CURSO DE SISTEMAS DE INFORMAÇÃO</text:p>
      <text:p text:style-name="_37_._20_Pré-texto_3a__20_Título_20_do_20_Trabalho"/>
      <text:p text:style-name="_37_._20_Pré-texto_3a__20_Título_20_do_20_Trabalho"/>
      <text:p text:style-name="_37_._20_Pré-texto_3a__20_Título_20_do_20_Trabalho"/>
      <text:p text:style-name="_37_._20_Pré-texto_3a__20_Título_20_do_20_Trabalho"/>
      <text:p text:style-name="_37_._20_Pré-texto_3a__20_Título_20_do_20_Trabalho"/>
      <text:p text:style-name="_37_._20_Pré-texto_3a__20_Título_20_do_20_Trabalho"/>
      <text:p text:style-name="_37_._20_Pré-texto_3a__20_Título_20_do_20_Trabalho"/>
      <text:p text:style-name="_37_._20_Pré-texto_3a__20_Título_20_do_20_Trabalho"/>
      <text:p text:style-name="_37_._20_Pré-texto_3a__20_Título_20_do_20_Trabalho"/>
      <text:p text:style-name="P12">TÍTULO DO TRABALHO</text:p>
      <text:p text:style-name="_37_._20_Pré-texto_3a__20_Texto_20_da_20_Capa"/>
      <text:p text:style-name="_37_._20_Pré-texto_3a__20_Texto_20_da_20_Capa"/>
      <text:p text:style-name="_37_._20_Pré-texto_3a__20_Texto_20_da_20_Capa"><text:span text:style-name="T1">Área de</text:span><text:span text:style-name="T2"> nome da Área de Concentração</text:span></text:p>
      <text:p text:style-name="_37_._20_Pré-texto_3a__20_Texto_20_da_20_Capa"/>
      <text:p text:style-name="_37_._20_Pré-texto_3a__20_Texto_20_da_20_Capa"/>
      <text:p text:style-name="_37_._20_Pré-texto_3a__20_Texto_20_da_20_Capa">por</text:p>
      <text:p text:style-name="_37_._20_Pré-texto_3a__20_Texto_20_da_20_Capa"/>
      <text:p text:style-name="_37_._20_Pré-texto_3a__20_Texto_20_da_20_Capa"/>
      <text:p text:style-name="P13">Nome do Autor(a)</text:p>
      <text:p text:style-name="_37_._20_Pré-texto_3a__20_Texto_20_da_20_Capa"/>
      <text:p text:style-name="_37_._20_Pré-texto_3a__20_Texto_20_da_20_Capa"/>
      <text:p text:style-name="_37_._20_Pré-texto_3a__20_Texto_20_da_20_Capa"/>
      <text:p text:style-name="_37_._20_Pré-texto_3a__20_Texto_20_da_20_Capa"/>
      <text:p text:style-name="P13">Nome do Orientador(a), Titulação </text:p>
      <text:p text:style-name="_37_._20_Pré-texto_3a__20_Texto_20_da_20_Capa">Orientador<text:span text:style-name="T2">a</text:span></text:p>
      <text:p text:style-name="_37_._20_Pré-texto_3a__20_Texto_20_da_20_Capa"/>
      <text:p text:style-name="_37_._20_Pré-texto_3a__20_Texto_20_da_20_Capa"/>
      <text:p text:style-name="_37_._20_Pré-texto_3a__20_Texto_20_da_20_Capa"/>
      <text:p text:style-name="P13">Nome do Co-orientador(a), Titulação</text:p>
      <text:p text:style-name="_37_._20_Pré-texto_3a__20_Texto_20_da_20_Capa">Co-orientador<text:span text:style-name="T2">a</text:span></text:p>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Florianópolis (SC), <text:span text:style-name="T2">mês</text:span> de <text:span text:style-name="T2">ano</text:span></text:p>
      <text:p text:style-name="P11">UNIVERSIDADE FEDERAL DE SANTA CATARINA</text:p>
      <text:p text:style-name="_37_._20_Pré-texto_3a__20_Identificação_20_do_20_Curso">CENTRO TECNOLÓGICO</text:p>
      <text:p text:style-name="_37_._20_Pré-texto_3a__20_Identificação_20_do_20_Curso">DEPARTAMENTO DE INFORMÁTICA E ESTATÍSTICA</text:p>
      <text:p text:style-name="_37_._20_Pré-texto_3a__20_Identificação_20_do_20_Curso">CURSO DE SISTEMAS DE INFORMAÇÃO</text:p>
      <text:p text:style-name="_37_._20_Pré-texto_3a__20_Título_20_do_20_Trabalho"/>
      <text:p text:style-name="_37_._20_Pré-texto_3a__20_Título_20_do_20_Trabalho"/>
      <text:p text:style-name="_37_._20_Pré-texto_3a__20_Título_20_do_20_Trabalho"/>
      <text:p text:style-name="_37_._20_Pré-texto_3a__20_Título_20_do_20_Trabalho"/>
      <text:p text:style-name="_37_._20_Pré-texto_3a__20_Título_20_do_20_Trabalho"/>
      <text:p text:style-name="_37_._20_Pré-texto_3a__20_Título_20_do_20_Trabalho"/>
      <text:p text:style-name="_37_._20_Pré-texto_3a__20_Título_20_do_20_Trabalho"/>
      <text:p text:style-name="_37_._20_Pré-texto_3a__20_Título_20_do_20_Trabalho"/>
      <text:p text:style-name="_37_._20_Pré-texto_3a__20_Título_20_do_20_Trabalho"/>
      <text:p text:style-name="_37_._20_Pré-texto_3a__20_Título_20_do_20_Trabalho"/>
      <text:p text:style-name="P12">TÍTULO DO TRABALHO</text:p>
      <text:p text:style-name="_37_._20_Pré-texto_3a__20_Texto_20_da_20_Capa"/>
      <text:p text:style-name="_37_._20_Pré-texto_3a__20_Texto_20_da_20_Capa"/>
      <text:p text:style-name="_37_._20_Pré-texto_3a__20_Texto_20_da_20_Capa"><text:span text:style-name="T1">Área de</text:span><text:span text:style-name="T2"> nome da Área de Concentração</text:span></text:p>
      <text:p text:style-name="P13"/>
      <text:p text:style-name="_37_._20_Pré-texto_3a__20_Texto_20_da_20_Capa"/>
      <text:p text:style-name="_37_._20_Pré-texto_3a__20_Texto_20_da_20_Capa"/>
      <text:p text:style-name="_37_._20_Pré-texto_3a__20_Texto_20_da_20_Capa">por</text:p>
      <text:p text:style-name="_37_._20_Pré-texto_3a__20_Texto_20_da_20_Capa"/>
      <text:p text:style-name="_37_._20_Pré-texto_3a__20_Texto_20_da_20_Capa"/>
      <text:p text:style-name="P13">Nome do Autor(a)</text:p>
      <text:p text:style-name="_37_._20_Pré-texto_3a__20_Texto_20_da_20_Capa"/>
      <text:p text:style-name="_37_._20_Pré-texto_3a__20_Texto_20_da_20_Capa"/>
      <text:p text:style-name="_37_._20_Pré-texto_3a__20_Texto_20_da_20_Capa"/>
      <text:p text:style-name="_37_._20_Pré-texto_3a__20_Texto_20_da_20_Capa"/>
      <text:p text:style-name="P15">Relatório apresentado à Banca Examinadora do Trabalho de Conclusão do Curso de Ciência da Computação para análise e aprovação.</text:p>
      <text:p text:style-name="P14">Orientador<text:span text:style-name="T2">a</text:span>: <text:span text:style-name="T2">Nome do Orientador(a), Titulação</text:span></text:p>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
      <text:p text:style-name="_37_._20_Pré-texto_3a__20_Texto_20_da_20_Capa">Florianópolis (SC), <text:span text:style-name="T2">mês</text:span> de <text:span text:style-name="T2">ano</text:span></text:p>
      <text:p text:style-name="_37_._20_Pré-texto_3a__20_Título_20_do_20_Sumário"><text:soft-page-break/>sumário</text:p>
      <text:table-of-content text:style-name="Sect1"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635cm" style:leader-char=" " style:with-tab="false"/>
            <text:index-entry-tab-stop style:type="left" style:position="2.117cm" style:leader-char=" " style:with-tab="false"/>
            <text:index-entry-tab-stop style:type="left" style:position="16.983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953cm" style:leader-char=" " style:with-tab="false"/>
            <text:index-entry-tab-stop style:type="left" style:position="2.117cm" style:leader-char=" " style:with-tab="false"/>
            <text:index-entry-tab-stop style:type="left" style:position="16.983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27cm" style:leader-char=" " style:with-tab="false"/>
            <text:index-entry-tab-stop style:type="left" style:position="16.983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588cm" style:leader-char=" " style:with-tab="false"/>
            <text:index-entry-tab-stop style:type="left" style:position="16.983cm" style:leader-char="." style:with-tab="false"/>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tab-stop style:type="left" style:position="1.905cm" style:leader-char=" " style:with-tab="false"/>
            <text:index-entry-tab-stop style:type="left" style:position="16.983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6"><text:a xlink:type="simple" xlink:href="#__RefHeading__41_337392070" text:style-name="Index_20_Link" text:visited-style-name="Index_20_Link">1 <text:s/>INTRODUÇÃO<text:tab/>1</text:a></text:p>
          <text:p text:style-name="P18"><text:a xlink:type="simple" xlink:href="#__RefHeading__43_337392070" text:style-name="Index_20_Link" text:visited-style-name="Index_20_Link">1.1 PROBLEMATIZAÇÃO<text:tab/>1</text:a></text:p>
          <text:p text:style-name="P19"><text:a xlink:type="simple" xlink:href="#__RefHeading__45_337392070" text:style-name="Index_20_Link" text:visited-style-name="Index_20_Link">1.1.1 <text:s/>Formulação do Problema<text:tab/>1</text:a></text:p>
          <text:p text:style-name="P19"><text:a xlink:type="simple" xlink:href="#__RefHeading__47_337392070" text:style-name="Index_20_Link" text:visited-style-name="Index_20_Link">1.1.2 <text:s/>Solução Proposta<text:tab/>1</text:a></text:p>
          <text:p text:style-name="P18"><text:a xlink:type="simple" xlink:href="#__RefHeading__49_337392070" text:style-name="Index_20_Link" text:visited-style-name="Index_20_Link">1.2 OBJETIVOS<text:tab/>1</text:a></text:p>
          <text:p text:style-name="P19"><text:a xlink:type="simple" xlink:href="#__RefHeading__51_337392070" text:style-name="Index_20_Link" text:visited-style-name="Index_20_Link">1.2.1 <text:s/>Objetivo Geral<text:tab/>1</text:a></text:p>
          <text:p text:style-name="P19"><text:a xlink:type="simple" xlink:href="#__RefHeading__53_337392070" text:style-name="Index_20_Link" text:visited-style-name="Index_20_Link">1.2.2 <text:s/>Objetivos Específicos<text:tab/>1</text:a></text:p>
          <text:p text:style-name="P18"><text:a xlink:type="simple" xlink:href="#__RefHeading__55_337392070" text:style-name="Index_20_Link" text:visited-style-name="Index_20_Link">1.3 Metodologia<text:tab/>1</text:a></text:p>
          <text:p text:style-name="P18"><text:a xlink:type="simple" xlink:href="#__RefHeading__57_337392070" text:style-name="Index_20_Link" text:visited-style-name="Index_20_Link">1.4 Estrutura do trabalho<text:tab/>1</text:a></text:p>
          <text:p text:style-name="P16"><text:a xlink:type="simple" xlink:href="#__RefHeading__59_337392070" text:style-name="Index_20_Link" text:visited-style-name="Index_20_Link">2 <text:s/>FUNDAMENTAÇÃO TEÓRICA<text:tab/>2</text:a></text:p>
          <text:p text:style-name="P18"><text:a xlink:type="simple" xlink:href="#__RefHeading__61_337392070" text:style-name="Index_20_Link" text:visited-style-name="Index_20_Link">2.1 Título de seção<text:tab/>2</text:a></text:p>
          <text:p text:style-name="P19"><text:a xlink:type="simple" xlink:href="#__RefHeading__63_337392070" text:style-name="Index_20_Link" text:visited-style-name="Index_20_Link">2.1.1 <text:s/>Título de Subseção 1<text:tab/>2</text:a></text:p>
          <text:p text:style-name="P20"><text:a xlink:type="simple" xlink:href="#__RefHeading__65_337392070" text:style-name="Index_20_Link" text:visited-style-name="Index_20_Link">2.1.1.1 Título de Subseção 2<text:tab/>2</text:a></text:p>
          <text:p text:style-name="P16"><text:a xlink:type="simple" xlink:href="#__RefHeading__67_337392070" text:style-name="Index_20_Link" text:visited-style-name="Index_20_Link">3 <text:s/>PROJETO<text:tab/>5</text:a></text:p>
          <text:p text:style-name="P18"><text:a xlink:type="simple" xlink:href="#__RefHeading__69_337392070" text:style-name="Index_20_Link" text:visited-style-name="Index_20_Link">3.1 REQUISITOS<text:tab/>5</text:a></text:p>
          <text:p text:style-name="P18"><text:a xlink:type="simple" xlink:href="#__RefHeading__71_337392070" text:style-name="Index_20_Link" text:visited-style-name="Index_20_Link">3.2 PROJETO<text:tab/>5</text:a></text:p>
          <text:p text:style-name="P18"><text:a xlink:type="simple" xlink:href="#__RefHeading__73_337392070" text:style-name="Index_20_Link" text:visited-style-name="Index_20_Link">3.3 PLANEJAMENTO DO TCC II (apenas no TCC I)<text:tab/>5</text:a></text:p>
          <text:p text:style-name="P19"><text:a xlink:type="simple" xlink:href="#__RefHeading__75_337392070" text:style-name="Index_20_Link" text:visited-style-name="Index_20_Link">3.3.1 <text:s/>Metodologia<text:tab/>5</text:a></text:p>
          <text:p text:style-name="P19"><text:a xlink:type="simple" xlink:href="#__RefHeading__77_337392070" text:style-name="Index_20_Link" text:visited-style-name="Index_20_Link">3.3.2 <text:s/>Cronograma<text:tab/>5</text:a></text:p>
          <text:p text:style-name="P19"><text:a xlink:type="simple" xlink:href="#__RefHeading__79_337392070" text:style-name="Index_20_Link" text:visited-style-name="Index_20_Link">3.3.3 <text:s/>Análise de Riscos<text:tab/>5</text:a></text:p>
          <text:p text:style-name="P16"><text:a xlink:type="simple" xlink:href="#__RefHeading__81_337392070" text:style-name="Index_20_Link" text:visited-style-name="Index_20_Link">4 <text:s/>dESENVOLVIMENTO<text:tab/>6</text:a></text:p>
          <text:p text:style-name="P18"><text:a xlink:type="simple" xlink:href="#__RefHeading__83_337392070" text:style-name="Index_20_Link" text:visited-style-name="Index_20_Link">4.1 VISÃO GERAL<text:tab/>6</text:a></text:p>
          <text:p text:style-name="P18"><text:a xlink:type="simple" xlink:href="#__RefHeading__85_337392070" text:style-name="Index_20_Link" text:visited-style-name="Index_20_Link">4.2 DESCRIÇÃO DE ...<text:tab/>6</text:a></text:p>
          <text:p text:style-name="P19"><text:a xlink:type="simple" xlink:href="#__RefHeading__87_337392070" text:style-name="Index_20_Link" text:visited-style-name="Index_20_Link">4.2.1 <text:s/>...<text:tab/>6</text:a></text:p>
          <text:p text:style-name="P19"><text:a xlink:type="simple" xlink:href="#__RefHeading__89_337392070" text:style-name="Index_20_Link" text:visited-style-name="Index_20_Link">4.2.2 <text:s/>...<text:tab/>6</text:a></text:p>
          <text:p text:style-name="P16"><text:a xlink:type="simple" xlink:href="#__RefHeading__91_337392070" text:style-name="Index_20_Link" text:visited-style-name="Index_20_Link">5 <text:s/>RESULTADOS<text:tab/>7</text:a></text:p>
          <text:p text:style-name="P18"><text:a xlink:type="simple" xlink:href="#__RefHeading__93_337392070" text:style-name="Index_20_Link" text:visited-style-name="Index_20_Link">5.1 DESCRIÇÃO DOS EXPERIMENTOS<text:tab/>7</text:a></text:p>
          <text:p text:style-name="P18"><text:a xlink:type="simple" xlink:href="#__RefHeading__95_337392070" text:style-name="Index_20_Link" text:visited-style-name="Index_20_Link">5.2 RESULTADOS ...<text:tab/>7</text:a></text:p>
          <text:p text:style-name="P19"><text:a xlink:type="simple" xlink:href="#__RefHeading__97_337392070" text:style-name="Index_20_Link" text:visited-style-name="Index_20_Link">5.2.1 <text:s/>...<text:tab/>7</text:a></text:p>
          <text:p text:style-name="P19"><text:a xlink:type="simple" xlink:href="#__RefHeading__99_337392070" text:style-name="Index_20_Link" text:visited-style-name="Index_20_Link">5.2.2 <text:s/>...<text:tab/>7</text:a></text:p>
          <text:p text:style-name="P16"><text:a xlink:type="simple" xlink:href="#__RefHeading__101_337392070" text:style-name="Index_20_Link" text:visited-style-name="Index_20_Link">6 <text:s/>CONCLUSÕES<text:tab/>8</text:a></text:p>
        </text:index-body>
      </text:table-of-content>
      <text:section text:style-name="Sect2" text:name="Section3">
        <text:p text:style-name="P45"/>
      </text:section>
      <text:p text:style-name="P46"><text:bookmark text:name="__RefHeading__3_677556740"/>LISTA DE ABREVIATURAS</text:p>
      <text:p text:style-name="_37_._20_Pré-texto_3a__20_Lista_20_de_20_Abreviaturas">TCC<text:tab/>Trabalho de Conclusão de Curso</text:p>
      <text:p text:style-name="_37_._20_Pré-texto_3a__20_Lista_20_de_20_Abreviaturas">UFSC<text:tab/>Universidade Federal de Santa Catarina</text:p>
      <text:p text:style-name="_37_._20_Pré-texto_3a__20_Lista_20_de_20_Abreviaturas"/>
      <text:p text:style-name="P47"><text:bookmark text:name="__RefHeading__5_677556740"/>LISTA DE FIGURAS</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text:index-entry-page-number/>
            <text:index-entry-link-end/>
            <text:index-entry-tab-stop style:type="left" style:position="0.635cm" style:leader-char=" " style:with-tab="false"/>
            <text:index-entry-tab-stop style:type="left" style:position="2.117cm" style:leader-char=" " style:with-tab="false"/>
            <text:index-entry-tab-stop style:type="left" style:position="16.983cm" style:leader-char="." style:with-tab="false"/>
          </text:illustration-index-entry-template>
        </text:illustration-index-source>
        <text:index-body>
          <text:p text:style-name="P16">Figura 1. Nome da figura<text:tab/>3</text:p>
          <text:p text:style-name="P16">Figura 2. Nome da figura<text:tab/>3</text:p>
        </text:index-body>
      </text:illustration-index>
      <text:section text:style-name="Sect2" text:name="Section5">
        <text:p text:style-name="P21"/>
      </text:section>
      <text:p text:style-name="P48"><text:bookmark text:name="__RefHeading__7_677556740"/>LISTA DE TABELAS</text:p>
      <text:illustration-index text:style-name="Sect1" text:name="Illustration Index2">
        <text:illustration-index-source text:caption-sequence-name="TABELA"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text:index-entry-page-number/>
            <text:index-entry-link-end/>
            <text:index-entry-tab-stop style:type="left" style:position="0.635cm" style:leader-char=" " style:with-tab="false"/>
            <text:index-entry-tab-stop style:type="left" style:position="2.117cm" style:leader-char=" " style:with-tab="false"/>
            <text:index-entry-tab-stop style:type="left" style:position="16.983cm" style:leader-char="." style:with-tab="false"/>
          </text:illustration-index-entry-template>
        </text:illustration-index-source>
        <text:index-body>
          <text:p text:style-name="P16">Tabela 1. Nome da tabela<text:tab/>3</text:p>
          <text:p text:style-name="P16">Tabela 2. Nome da tabela<text:tab/>4</text:p>
        </text:index-body>
      </text:illustration-index>
      <text:section text:style-name="Sect2" text:name="Section7">
        <text:p text:style-name="P2"/>
      </text:section>
      <text:p text:style-name="P49"><text:bookmark text:name="__RefHeading__9_677556740"/>LISTA DE EQUAÇÕES</text:p>
      <text:illustration-index text:style-name="Sect1" text:name="Illustration Index3">
        <text:illustration-index-source text:caption-sequence-name="EQUAÇÃO" text:caption-sequence-format="text">
          <text:index-title-template text:style-name="Illustration_20_Index_20_Heading"/>
          <text:illustration-index-entry-template text:style-name="Contents_20_1">
            <text:index-entry-link-start text:style-name="Index_20_Link"/>
            <text:index-entry-text/>
            <text:index-entry-tab-stop style:type="right" style:leader-char="."/>
            <text:index-entry-page-number/>
            <text:index-entry-link-end/>
            <text:index-entry-tab-stop style:type="left" style:position="0.635cm" style:leader-char=" " style:with-tab="false"/>
            <text:index-entry-tab-stop style:type="left" style:position="2.117cm" style:leader-char=" " style:with-tab="false"/>
            <text:index-entry-tab-stop style:type="left" style:position="16.983cm" style:leader-char="." style:with-tab="false"/>
          </text:illustration-index-entry-template>
        </text:illustration-index-source>
        <text:index-body>
          <text:p text:style-name="P16">Equação 1<text:tab/>4</text:p>
          <text:p text:style-name="P16">Equação 2<text:tab/>4</text:p>
        </text:index-body>
      </text:illustration-index>
      <text:section text:style-name="Sect2" text:name="Section9">
        <text:p text:style-name="P34"/>
      </text:section>
      <text:p text:style-name="P50"><text:bookmark text:name="__RefHeading__11_677556740"/>RESUMO</text:p>
      <text:p text:style-name="_37_._20_Pré-texto_3a__20_Texto_20_do_20_Resumo"><text:span text:style-name="T2">SOBRENOME DO AUTOR(A), Prenome do(a) autor(a)</text:span>. <text:span text:style-name="T3">Título do Trabalho de Conclusão de Curso</text:span><text:span text:style-name="T5">. </text:span><text:span text:style-name="T7">Florianópolis</text:span>, <text:span text:style-name="T2">Ano</text:span>. <text:span text:style-name="T2">no</text:span> f. Trabalho de Conclusão de Curso (Graduação em Sistemas de Informação) – Departamento de Informática e Estatística – Centro Tecnológico, Universidade Federal de Santa Catarina, Florianópolis, <text:span text:style-name="T2">Ano</text:span>. </text:p>
      <text:p text:style-name="_37_._20_Pré-texto_3a__20_Texto_20_do_20_Resumo"/>
      <text:p text:style-name="_37_._20_Pré-texto_3a__20_Texto_20_do_20_Resumo"><text:span text:style-name="T2">Oioioi oioioioioioi oio oioioioi oioioio oioioi oioioioioioi oioioi oio oioioioi oioioio oioioi oioioioioioi oioioi oio oioioioi oioioio oioioi oioioioioioi oioioi oio oioioioi oioioio oioioi oio ioioioioi oioioi oio oioioioi oioioio oioioi oioioioioioi oioioi oio oioioioi oioioio oioioi oioioioioioi oioioi oio oioioioi oioioio oioioi oioioioioioi oioioi oio oioioioi oioioio oioioi oioioioioioi oioioi oio oi oioioi oioioio oioioi oio oioioioi oioioio oioioi oioioioioioi oioioi oioioioioioi oioioi oio oioioioi oioioio oioioi oioioioioioi oioioi oio oioioioi oioioio oioioi oioioioioioi oioioi oio oioioioi oioioio oioioi oioioioioioi oioioi oio oioioioi oioioio oioioi oioioioioioi oioioi oio oioioioi oioioio oioioi oioioioioioi oioioi oio oioioioi oioioio oioioi oioioioioioi oioioi ioioioioi oioioi oio oioioioi oioioio oioioi oioioioioioi oioioi oio oioioioi oioioio oioioi oioioioioioi oioioi oio oioioioi oioioio oioioi oioioioioioi oioioi oio oioioioi oioioio oioioi oioioioioioi oioioi oio oi oioioi oioioio oioioi oio oioioioi oioioio oioioi oioioioioioi oioioi oioioioioioi oioioi oio oioioioi oioioio oioioi oioioioioioi oioioi oio oioioioi oioioio oioioi oioioioioioi oioioi oio oioioioi oioioio oioioi oioioioioioi oioioi oio oioioioi oioioio oioioi oioioioioioi oioioi oio oioioioi oioioio oioioi oioioioioioi oioioi oio oioioioi oioioio oioioi oioioioioioi oioioi oioioioioioi oioioi oioioioioioi oioioi oio oioioioi oioioio oioioi oioioioioioi oioioi oio oioioioi oioioio oioioi oioioioioioi oioioi oio oioioioi oioioio oioioi oioioioioioi oioioi oio oioioioi oioioio oioioi oioioioioioi oioioi oio oioioioi oioioio oioioi oioioioioioi oioioi oio oioioioi oioioio oioioi oioioioioioi oioioi</text:span>.</text:p>
      <text:p text:style-name="_37_._20_Pré-texto_3a__20_Texto_20_do_20_Resumo"/>
      <text:p text:style-name="_37_._20_Pré-texto_3a__20_Texto_20_do_20_Resumo"><text:span text:style-name="T5">Palavras-chave</text:span>: <text:span text:style-name="T2">Palavra-Chave 1. Palavra-Chave 2. Palavra-Chave 3.</text:span></text:p>
      <text:p text:style-name="_37_._20_Pré-texto_3a__20_Texto_20_do_20_Resumo"/>
      <text:p text:style-name="P51"><text:bookmark text:name="__RefHeading__13_677556740"/>ABSTRACT</text:p>
      <text:p text:style-name="P22">Hihi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 hihihi hihihihihihih hi hihihi hihihi hihi hihihihihih hihihi hihihihihihih hi hihihi hihihi hihi hihihihihih hihihi hihihihihihih hi hihihi hihihi hihi hihihihihih hihihi hihihihihihih hi hihihi hihih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 hihi hihihihihih hihihi hihihihihihih hi hihihi hihihi.</text:p>
      <text:p text:style-name="_37_._20_Pré-texto_3a__20_Texto_20_do_20_Abstract"/>
      <text:p text:style-name="_37_._20_Pré-texto_3a__20_Texto_20_do_20_Abstract"><text:span text:style-name="T5">Keywords</text:span>: <text:span text:style-name="T2">Keyword 1. Keyword 2. Keyword 3.</text:span></text:p>
      <text:p text:style-name="_37_._20_Pré-texto_3a__20_Texto_20_do_20_Abstract"/>
      <text:h text:style-name="P28" text:outline-level="1"><text:bookmark-start text:name="__RefHeading__41_337392070"/><text:bookmark text:name="__RefHeading__15_677556740"/>INTRODUÇÃO<text:bookmark-end text:name="__RefHeading__41_337392070"/></text:h>
      <text:p text:style-name="_31_._20_Corpo_20_de_20_Texto">Oioioi oioioioioioi oio oioioioi oioioi...</text:p>
      <text:h text:style-name="_33_._20_Título_20_de_20_Seção" text:outline-level="2"><text:bookmark-start text:name="__RefHeading__43_337392070"/><text:bookmark text:name="__RefHeading__17_677556740"/>PROBLEMATIZAÇÃO<text:bookmark-end text:name="__RefHeading__43_337392070"/></text:h>
      <text:h text:style-name="_33_._20_Título_20_de_20_Subseção_20_1" text:outline-level="3"><text:bookmark-start text:name="__RefHeading__45_337392070"/><text:bookmark text:name="__RefHeading__19_677556740"/>Formulação do Problema<text:bookmark-end text:name="__RefHeading__45_337392070"/></text:h>
      <text:p text:style-name="_31_._20_Corpo_20_de_20_Texto">Oioioi oioioioioioi oio oioioioi oioioi...</text:p>
      <text:h text:style-name="_33_._20_Título_20_de_20_Subseção_20_1" text:outline-level="3"><text:bookmark-start text:name="__RefHeading__47_337392070"/><text:bookmark text:name="__RefHeading__21_677556740"/>Solução Proposta<text:bookmark-end text:name="__RefHeading__47_337392070"/></text:h>
      <text:p text:style-name="_31_._20_Corpo_20_de_20_Texto">Oioioi oioioioioioi oio oioioioi oioioi...</text:p>
      <text:h text:style-name="_33_._20_Título_20_de_20_Seção" text:outline-level="2"><text:bookmark-start text:name="__RefHeading__49_337392070"/><text:bookmark text:name="__RefHeading__23_677556740"/>OBJETIVOS<text:bookmark-end text:name="__RefHeading__49_337392070"/></text:h>
      <text:h text:style-name="_33_._20_Título_20_de_20_Subseção_20_1" text:outline-level="3"><text:bookmark-start text:name="__RefHeading__51_337392070"/><text:bookmark text:name="__RefHeading__25_677556740"/>Objetivo Geral<text:bookmark-end text:name="__RefHeading__51_337392070"/></text:h>
      <text:p text:style-name="_31_._20_Corpo_20_de_20_Texto">Oioioi oioioioioioi oio oioioioi oioioi...</text:p>
      <text:h text:style-name="_33_._20_Título_20_de_20_Subseção_20_1" text:outline-level="3"><text:bookmark-start text:name="__RefHeading__53_337392070"/><text:bookmark text:name="__RefHeading__27_677556740"/>Objetivos Específicos<text:bookmark-end text:name="__RefHeading__53_337392070"/></text:h>
      <text:list xml:id="list208322067" text:style-name="WW8Num6">
        <text:list-item>
          <text:p text:style-name="_31_._20_Lista_20_de_20_itens_20_com_20_marcadores">Oioioi oioi oi oioioi oioi;</text:p>
        </text:list-item>
        <text:list-item>
          <text:p text:style-name="_31_._20_Lista_20_de_20_itens_20_com_20_marcadores">Oioioi oioioioioi oioi oi oioioioioioi oioioio oioi;</text:p>
        </text:list-item>
        <text:list-item>
          <text:p text:style-name="_31_._20_Lista_20_de_20_itens_20_com_20_marcadores">Oioi oioioioi oi oioioioioi oi; e</text:p>
        </text:list-item>
        <text:list-item>
          <text:p text:style-name="_31_._20_Lista_20_de_20_itens_20_com_20_marcadores">Oioioioioioi oioioi oioi oi oioioioi.</text:p>
        </text:list-item>
      </text:list>
      <text:h text:style-name="_33_._20_Título_20_de_20_Seção" text:outline-level="2"><text:bookmark-start text:name="__RefHeading__55_337392070"/><text:bookmark text:name="__RefHeading__29_677556740"/>Metodologia<text:bookmark-end text:name="__RefHeading__55_337392070"/></text:h>
      <text:p text:style-name="_31_._20_Corpo_20_de_20_Texto">Oioioi oioioioioioi oio oioioioi oioioi...</text:p>
      <text:h text:style-name="_33_._20_Título_20_de_20_Seção" text:outline-level="2"><text:bookmark-start text:name="__RefHeading__57_337392070"/><text:bookmark text:name="__RefHeading__31_677556740"/>Estrutura do trabalho<text:bookmark-end text:name="__RefHeading__57_337392070"/></text:h>
      <text:p text:style-name="_31_._20_Corpo_20_de_20_Texto">Oioioi oioi oi oioi oioioioioi...</text:p>
      <text:p text:style-name="P35"/>
      <text:h text:style-name="P29" text:outline-level="1"><text:bookmark-start text:name="__RefHeading__59_337392070"/><text:bookmark text:name="__RefHeading__33_677556740"/>FUNDAMENTAÇÃO TEÓRICA<text:bookmark-end text:name="__RefHeading__59_337392070"/></text:h>
      <text:p text:style-name="_31_._20_Corpo_20_de_20_Texto">Oioioi oioi oi oioi oioioioioi...</text:p>
      <text:h text:style-name="_33_._20_Título_20_de_20_Seção" text:outline-level="2"><text:bookmark-start text:name="__RefHeading__61_337392070"/><text:bookmark text:name="__RefHeading__35_677556740"/>Título de seção<text:bookmark-end text:name="__RefHeading__61_337392070"/></text:h>
      <text:h text:style-name="_33_._20_Título_20_de_20_Subseção_20_1" text:outline-level="3"><text:bookmark-start text:name="__RefHeading__63_337392070"/><text:bookmark text:name="__RefHeading__37_677556740"/>Título de Subseção 1<text:bookmark-end text:name="__RefHeading__63_337392070"/></text:h>
      <text:h text:style-name="_33_._20_Título_20_de_20_Subseção_20_2" text:outline-level="4"><text:bookmark-start text:name="__RefHeading__65_337392070"/>Título de Subseção 2<text:bookmark-end text:name="__RefHeading__65_337392070"/></text:h>
      <text:p text:style-name="_33_._20_Título_20_de_20_Subseção_20_não_20_numerada">Título de subseção não numerada</text:p>
      <text:p text:style-name="_31_._20_Corpo_20_de_20_Texto">Lista de itens com marcadores:</text:p>
      <text:list xml:id="list834777777" text:continue-numbering="true" text:style-name="WW8Num6">
        <text:list-item>
          <text:p text:style-name="_31_._20_Lista_20_de_20_itens_20_com_20_marcadores">Oioioioio;</text:p>
        </text:list-item>
        <text:list-item>
          <text:p text:style-name="_31_._20_Lista_20_de_20_itens_20_com_20_marcadores">Oioio oioioioioi oioi oioioioi oioi; e</text:p>
        </text:list-item>
        <text:list-item>
          <text:p text:style-name="_31_._20_Lista_20_de_20_itens_20_com_20_marcadores">Oioi oioioi oi oioioi oi.</text:p>
        </text:list-item>
      </text:list>
      <text:p text:style-name="_31_._20_Corpo_20_de_20_Texto">Lista de itens numerados:</text:p>
      <text:list xml:id="list1903405600" text:style-name="WW8Num5">
        <text:list-item>
          <text:p text:style-name="P54">Oioioioio;</text:p>
        </text:list-item>
        <text:list-item>
          <text:p text:style-name="P54">Oioioioio oioioi oioio;</text:p>
        </text:list-item>
        <text:list-item>
          <text:p text:style-name="P54">Oioioioio oioioi oioio oioioioio oioioi oioio; e</text:p>
        </text:list-item>
        <text:list-item>
          <text:p text:style-name="P52">Oioioioio oioioi oioio.</text:p>
        </text:list-item>
      </text:list>
      <text:p text:style-name="_31_._20_Corpo_20_de_20_Texto">Lista de itens numerados com definições:</text:p>
      <text:list xml:id="list1654214447" text:style-name="WW8Num9">
        <text:list-item>
          <text:p text:style-name="P53"><text:span text:style-name="T8">Oioioioio</text:span>: oioioi oioio oi oioio oioioi oioioiooi oi oioioioio oi oi oioio oioioi oioioiooi oi oioioioio oi oi oioio oioioi oioioiooi oi oioioioio oi oi oioio oioioi oioioiooi oi oioioioio oi oi oioio oioioi oioioiooi oi oioioioio oi;</text:p>
        </text:list-item>
        <text:list-item>
          <text:p text:style-name="P53"><text:span text:style-name="T8">Oioioioio oioioi</text:span>: oi oioio oioioi oioioiooi oi oioioioio oioi oioio oioioi oioioiooi oi oioioioio oi oi oioio oioioi oioioiooi oi oioioioio oi; e</text:p>
        </text:list-item>
        <text:list-item>
          <text:p text:style-name="_31_._20_Lista_20_de_20_itens_20_numerados"><text:soft-page-break/><text:span text:style-name="T8">Oioioioio</text:span>: oioioi oioio oi oioio oioioi oioioiooi oi oioioioio oi oi oioio oioioi oioioiooi oi oioioioio oi oi oioio oioioi oioioiooi oi oioioioio oi oi oioio oioioi oioioiooi.</text:p>
        </text:list-item>
      </text:list>
      <text:p text:style-name="Legenda"/>
      <table:table table:name="Table1" table:style-name="Table1">
        <table:table-column table:style-name="Table1.A"/>
        <table:table-row table:style-name="Table1.1">
          <table:table-cell table:style-name="Table1.A1" office:value-type="string">
            <table:table table:name="Table2" table:style-name="Table2">
              <table:table-column table:style-name="Table2.A"/>
              <table:table-row table:style-name="Table2.1">
                <table:table-cell table:style-name="Table2.A1" office:value-type="string">
                  <text:p text:style-name="P41"><draw:frame draw:style-name="fr1" draw:name="Object1" text:anchor-type="as-char" svg:width="9.38cm" svg:height="5.89cm" draw:z-index="0"><draw:object-ole xlink:href="./Object 1" xlink:type="simple" xlink:show="embed" xlink:actuate="onLoad"/><draw:image xlink:href="./ObjectReplacements/Object 1" xlink:type="simple" xlink:show="embed" xlink:actuate="onLoad"/></draw:frame></text:p>
                </table:table-cell>
              </table:table-row>
            </table:table>
            <text:p text:style-name="Legenda">Figura <text:sequence text:ref-name="refFigura0" text:name="Figura" text:formula="ooow:Figura+1" style:num-format="1">1</text:sequence>. Nome da figura</text:p>
            <text:p text:style-name="P40">Fonte: Adaptado de Autor(a) (Ano).</text:p>
          </table:table-cell>
        </table:table-row>
      </table:table>
      <text:p text:style-name="_31_._20_Corpo_20_de_20_Texto">Oioioi oioi oioioi...</text:p>
      <table:table table:name="Table3" table:style-name="Table3">
        <table:table-column table:style-name="Table3.A"/>
        <table:table-row table:style-name="Table3.1">
          <table:table-cell table:style-name="Table3.A1" office:value-type="string">
            <table:table table:name="Table4" table:style-name="Table4">
              <table:table-column table:style-name="Table4.A"/>
              <table:table-row table:style-name="Table4.1">
                <table:table-cell table:style-name="Table4.A1" office:value-type="string">
                  <text:p text:style-name="P56"/>
                  <text:p text:style-name="P57">main: <text:s text:c="2"/></text:p>
                  <text:p text:style-name="P57"><text:span text:style-name="T9"><text:s/></text:span>lw <text:s/>$t0, 0($zero) </text:p>
                  <text:p text:style-name="P57"><text:span text:style-name="T9"><text:s/></text:span>add $t1, $t0, $t0 </text:p>
                  <text:p text:style-name="P55"><text:span text:style-name="T10"><text:s/></text:span>sw <text:s/>$t1, 0($zero)</text:p>
                  <text:p text:style-name="P57">loop:</text:p>
                  <text:p text:style-name="P57"><text:span text:style-name="T9"><text:s/></text:span>sub $s0, $t1, $t0</text:p>
                  <text:p text:style-name="P57"><text:span text:style-name="T9"><text:s/></text:span>sub $s1, $t0, $t1</text:p>
                  <text:p text:style-name="P57"><text:span text:style-name="T9"><text:s/></text:span>slt $t2, $s0, $s1</text:p>
                  <text:p text:style-name="P57"><text:span text:style-name="T9"><text:s/></text:span>slt $t3, $s1, $s0</text:p>
                  <text:p text:style-name="P57"><text:span text:style-name="T9"><text:s/></text:span>and $s2, $s0, $s1</text:p>
                  <text:p text:style-name="P57"><text:span text:style-name="T9"><text:s/></text:span>or <text:s/>$s3, $s0, $s1</text:p>
                  <text:p text:style-name="P55"><text:span text:style-name="T10"><text:s/></text:span>beq $t2, $zero, loop <text:s/></text:p>
                  <text:p text:style-name="_32_._20_Código_20_fonte"/>
                </table:table-cell>
              </table:table-row>
            </table:table>
            <text:p text:style-name="P38">Figura <text:sequence text:ref-name="refFigura1" text:name="Figura" text:formula="ooow:Figura+1" style:num-format="1">2</text:sequence>. Nome da figura</text:p>
          </table:table-cell>
        </table:table-row>
      </table:table>
      <text:p text:style-name="_31_._20_Corpo_20_de_20_Texto">Oioioi oioi oioioi...</text:p>
      <table:table table:name="Table5" table:style-name="Table5">
        <table:table-column table:style-name="Table5.A"/>
        <table:table-row table:style-name="Table5.1">
          <table:table-cell table:style-name="Table5.A1" office:value-type="string">
            <text:p text:style-name="P39"><text:bookmark text:name="_Ref68357495"/>Tabela <text:sequence text:ref-name="refTabela0" text:name="Tabela" text:formula="ooow:Tabela+1" style:num-format="1">1</text:sequence>. Nome da tabela</text:p>
            <table:table table:name="Table6" table:style-name="Table6">
              <table:table-column table:style-name="Table6.A" table:number-columns-repeated="2"/>
              <table:table-column table:style-name="Table6.C"/>
              <table:table-row table:style-name="Table6.1">
                <table:table-cell table:style-name="Table6.A1" office:value-type="string">
                  <text:p text:style-name="P44">Título da Coluna 1</text:p>
                </table:table-cell>
                <table:table-cell table:style-name="Table6.B1" office:value-type="string">
                  <text:p text:style-name="P44">Título da Coluna 2</text:p>
                </table:table-cell>
                <table:table-cell table:style-name="Table6.B1" office:value-type="string">
                  <text:p text:style-name="P44">Título da Coluna 3</text:p>
                </table:table-cell>
              </table:table-row>
              <table:table-row table:style-name="Table6.1">
                <table:table-cell table:style-name="Table6.A2" office:value-type="string">
                  <text:p text:style-name="P43">Dado: Linha 1, Coluna 1</text:p>
                </table:table-cell>
                <table:table-cell table:style-name="Table6.B2" office:value-type="string">
                  <text:p text:style-name="P43">Dado: Linha 1, Coluna 2</text:p>
                </table:table-cell>
                <table:table-cell table:style-name="Table6.B2" office:value-type="string">
                  <text:p text:style-name="P43">Dado: Linha 1, Coluna 2</text:p>
                </table:table-cell>
              </table:table-row>
              <table:table-row table:style-name="Table6.1">
                <table:table-cell table:style-name="Table6.A3" office:value-type="string">
                  <text:p text:style-name="P43">Dado: Linha 2, Coluna 1</text:p>
                </table:table-cell>
                <table:table-cell table:style-name="Table6.B3" office:value-type="string">
                  <text:p text:style-name="P43">Dado: Linha 2, Coluna 2</text:p>
                </table:table-cell>
                <table:table-cell table:style-name="Table6.B3" office:value-type="string">
                  <text:p text:style-name="P43">Dado: Linha 2, Coluna 2</text:p>
                </table:table-cell>
              </table:table-row>
              <table:table-row table:style-name="Table6.1">
                <table:table-cell table:style-name="Table6.A4" office:value-type="string">
                  <text:p text:style-name="P43">Dado: Linha 3, Coluna 1</text:p>
                </table:table-cell>
                <table:table-cell table:style-name="Table6.B4" office:value-type="string">
                  <text:p text:style-name="P43">Dado: Linha 3, Coluna 2</text:p>
                </table:table-cell>
                <table:table-cell table:style-name="Table6.B4" office:value-type="string">
                  <text:p text:style-name="P43">Dado: Linha 3, Coluna 2</text:p>
                </table:table-cell>
              </table:table-row>
            </table:table>
            <text:p text:style-name="P40"><text:soft-page-break/>Fonte: Adaptado de Autor(a) (Ano).</text:p>
          </table:table-cell>
        </table:table-row>
      </table:table>
      <text:p text:style-name="Legenda"/>
      <table:table table:name="Table7" table:style-name="Table7">
        <table:table-column table:style-name="Table7.A"/>
        <table:table-row table:style-name="Table7.1">
          <table:table-cell table:style-name="Table7.A1" office:value-type="string">
            <text:p text:style-name="P39">Tabela <text:sequence text:ref-name="refTabela1" text:name="Tabela" text:formula="ooow:Tabela+1" style:num-format="1">2</text:sequence>. Nome da tabela</text:p>
            <table:table table:name="Table8" table:style-name="Table8">
              <table:table-column table:style-name="Table8.A" table:number-columns-repeated="2"/>
              <table:table-column table:style-name="Table8.C"/>
              <table:table-row table:style-name="Table8.1">
                <table:table-cell table:style-name="Table8.A1" office:value-type="string">
                  <text:p text:style-name="P44">Título da Coluna 1</text:p>
                </table:table-cell>
                <table:table-cell table:style-name="Table8.B1" office:value-type="string">
                  <text:p text:style-name="P44">Título da Coluna 2</text:p>
                </table:table-cell>
                <table:table-cell table:style-name="Table8.B1" office:value-type="string">
                  <text:p text:style-name="P44">Título da Coluna 3</text:p>
                </table:table-cell>
              </table:table-row>
              <table:table-row table:style-name="Table8.1">
                <table:table-cell table:style-name="Table8.A2" office:value-type="string">
                  <text:p text:style-name="P43">Dado: Linha 1, Coluna 1</text:p>
                </table:table-cell>
                <table:table-cell table:style-name="Table8.B2" office:value-type="string">
                  <text:p text:style-name="P43">Dado: Linha 1, Coluna 2</text:p>
                </table:table-cell>
                <table:table-cell table:style-name="Table8.B2" office:value-type="string">
                  <text:p text:style-name="P43">Dado: Linha 1, Coluna 2</text:p>
                </table:table-cell>
              </table:table-row>
              <table:table-row table:style-name="Table8.1">
                <table:table-cell table:style-name="Table8.A3" office:value-type="string">
                  <text:p text:style-name="P43">Dado: Linha 2, Coluna 1</text:p>
                </table:table-cell>
                <table:table-cell table:style-name="Table8.B3" office:value-type="string">
                  <text:p text:style-name="P43">Dado: Linha 2, Coluna 2</text:p>
                </table:table-cell>
                <table:table-cell table:style-name="Table8.B3" office:value-type="string">
                  <text:p text:style-name="P43">Dado: Linha 2, Coluna 2</text:p>
                </table:table-cell>
              </table:table-row>
              <table:table-row table:style-name="Table8.1">
                <table:table-cell table:style-name="Table8.A4" office:value-type="string">
                  <text:p text:style-name="P43">Dado: Linha 3, Coluna 1</text:p>
                </table:table-cell>
                <table:table-cell table:style-name="Table8.B4" office:value-type="string">
                  <text:p text:style-name="P43">Dado: Linha 3, Coluna 2</text:p>
                </table:table-cell>
                <table:table-cell table:style-name="Table8.B4" office:value-type="string">
                  <text:p text:style-name="P43">Dado: Linha 3, Coluna 2</text:p>
                </table:table-cell>
              </table:table-row>
            </table:table>
            <text:p text:style-name="P40">Fonte: Sobrenome (Ano).</text:p>
          </table:table-cell>
        </table:table-row>
      </table:table>
      <text:p text:style-name="_31_._20_Corpo_20_de_20_Texto"/>
      <table:table table:name="Table9" table:style-name="Table9">
        <table:table-column table:style-name="Table9.A"/>
        <table:table-column table:style-name="Table9.B"/>
        <table:table-row table:style-name="Table9.1">
          <table:table-cell table:style-name="Table9.A1" office:value-type="string">
            <text:p text:style-name="P42">A = C + D</text:p>
          </table:table-cell>
          <table:table-cell table:style-name="Table9.A1" office:value-type="string">
            <text:p text:style-name="P42"><text:bookmark-start text:name="_Ref69551652"/>Equação <text:sequence text:ref-name="refEquação0" text:name="Equação" text:formula="ooow:Equação+1" style:num-format="1">1</text:sequence><text:bookmark-end text:name="_Ref69551652"/></text:p>
          </table:table-cell>
        </table:table-row>
      </table:table>
      <text:p text:style-name="Standard"/>
      <table:table table:name="Table10" table:style-name="Table10">
        <table:table-column table:style-name="Table10.A"/>
        <table:table-column table:style-name="Table10.B"/>
        <table:table-row table:style-name="Table10.1">
          <table:table-cell table:style-name="Table10.A1" office:value-type="string">
            <text:p text:style-name="P42">E = F + G</text:p>
          </table:table-cell>
          <table:table-cell table:style-name="Table10.A1" office:value-type="string">
            <text:p text:style-name="P42">Equação <text:sequence text:ref-name="refEquação1" text:name="Equação" text:formula="ooow:Equação+1" style:num-format="1">2</text:sequence></text:p>
          </table:table-cell>
        </table:table-row>
      </table:table>
      <text:h text:style-name="P30" text:outline-level="1"><text:bookmark-start text:name="__RefHeading__67_337392070"/><text:bookmark text:name="__RefHeading__39_677556740"/>PROJETO<text:bookmark-end text:name="__RefHeading__67_337392070"/></text:h>
      <text:p text:style-name="P36">Oioioi oioi oi oioi ...</text:p>
      <text:p text:style-name="_31_._20_Corpo_20_de_20_Texto">Oioioi oioioioioioi oio oioioioi oioioi...</text:p>
      <text:h text:style-name="_33_._20_Título_20_de_20_Seção" text:outline-level="2"><text:bookmark-start text:name="__RefHeading__69_337392070"/><text:bookmark text:name="__RefHeading__67_677556740"/>REQUISITOS<text:bookmark-end text:name="__RefHeading__69_337392070"/></text:h>
      <text:p text:style-name="Standard"/>
      <text:h text:style-name="_33_._20_Título_20_de_20_Seção" text:outline-level="2"><text:bookmark-start text:name="__RefHeading__71_337392070"/><text:bookmark text:name="__RefHeading__69_677556740"/>PROJETO<text:bookmark-end text:name="__RefHeading__71_337392070"/></text:h>
      <text:p text:style-name="_31_._20_Corpo_20_de_20_Texto"/>
      <text:h text:style-name="_33_._20_Título_20_de_20_Seção" text:outline-level="2"><text:bookmark-start text:name="__RefHeading__73_337392070"/>PLANEJAMENTO DO TCC II (apenas no TCC I)<text:bookmark-end text:name="__RefHeading__73_337392070"/></text:h>
      <text:h text:style-name="_33_._20_Título_20_de_20_Subseção_20_1" text:outline-level="3"><text:bookmark-start text:name="__RefHeading__75_337392070"/><text:bookmark text:name="__RefHeading__43_677556740"/>Metodologia<text:bookmark-end text:name="__RefHeading__75_337392070"/></text:h>
      <text:h text:style-name="_33_._20_Título_20_de_20_Subseção_20_1" text:outline-level="3"><text:bookmark-start text:name="__RefHeading__77_337392070"/><text:bookmark text:name="__RefHeading__45_677556740"/>Cronograma<text:bookmark-end text:name="__RefHeading__77_337392070"/></text:h>
      <text:h text:style-name="_33_._20_Título_20_de_20_Subseção_20_1" text:outline-level="3"><text:bookmark-start text:name="__RefHeading__79_337392070"/><text:bookmark text:name="__RefHeading__47_677556740"/>Análise de Riscos<text:bookmark-end text:name="__RefHeading__79_337392070"/></text:h>
      <text:p text:style-name="_31_._20_Corpo_20_de_20_Texto"/>
      <text:p text:style-name="Standard"/>
      <text:p text:style-name="P37"/>
      <text:p text:style-name="P37"/>
      <text:p text:style-name="P3"/>
      <text:h text:style-name="P31" text:outline-level="1"><text:bookmark-start text:name="__RefHeading__81_337392070"/><text:bookmark text:name="__RefHeading__39_6775567401"/>dESENVOLVIMENTO<text:bookmark-end text:name="__RefHeading__81_337392070"/></text:h>
      <text:p text:style-name="P36">Oioioi oioi oi oioi ...</text:p>
      <text:p text:style-name="_31_._20_Corpo_20_de_20_Texto">Oioioi oioioioioioi oio oioioioi oioioi...</text:p>
      <text:h text:style-name="_33_._20_Título_20_de_20_Seção" text:outline-level="2"><text:bookmark-start text:name="__RefHeading__83_337392070"/><text:bookmark text:name="__RefHeading__41_6775567401"/>VISÃO GERAL<text:bookmark-end text:name="__RefHeading__83_337392070"/></text:h>
      <text:p text:style-name="Standard"/>
      <text:h text:style-name="_33_._20_Título_20_de_20_Seção" text:outline-level="2"><text:bookmark-start text:name="__RefHeading__85_337392070"/><text:bookmark text:name="__RefHeading__67_6775567401"/>DESCRIÇÃO DE ...<text:bookmark-end text:name="__RefHeading__85_337392070"/></text:h>
      <text:h text:style-name="_33_._20_Título_20_de_20_Subseção_20_1" text:outline-level="3"><text:bookmark-start text:name="__RefHeading__87_337392070"/>...<text:bookmark-end text:name="__RefHeading__87_337392070"/></text:h>
      <text:h text:style-name="_33_._20_Título_20_de_20_Subseção_20_1" text:outline-level="3"><text:bookmark-start text:name="__RefHeading__89_337392070"/><text:bookmark text:name="__RefHeading__45_6775567401"/>...<text:bookmark-end text:name="__RefHeading__89_337392070"/></text:h>
      <text:p text:style-name="P37"/>
      <text:p text:style-name="P3"/>
      <text:h text:style-name="P32" text:outline-level="1"><text:bookmark-start text:name="__RefHeading__91_337392070"/><text:bookmark text:name="__RefHeading__39_67755674011"/>RESULTADOS<text:bookmark-end text:name="__RefHeading__91_337392070"/></text:h>
      <text:p text:style-name="P36">Oioioi oioi oi oioi ...</text:p>
      <text:p text:style-name="_31_._20_Corpo_20_de_20_Texto">Oioioi oioioioioioi oio oioioioi oioioi...</text:p>
      <text:h text:style-name="_33_._20_Título_20_de_20_Seção" text:outline-level="2"><text:bookmark-start text:name="__RefHeading__93_337392070"/><text:bookmark text:name="__RefHeading__41_67755674011"/>DESCRIÇÃO DOS EXPERIMENTOS<text:bookmark-end text:name="__RefHeading__93_337392070"/></text:h>
      <text:p text:style-name="Standard"/>
      <text:h text:style-name="_33_._20_Título_20_de_20_Seção" text:outline-level="2"><text:bookmark-start text:name="__RefHeading__95_337392070"/><text:bookmark text:name="__RefHeading__67_67755674011"/>RESULTADOS ...<text:bookmark-end text:name="__RefHeading__95_337392070"/></text:h>
      <text:h text:style-name="_33_._20_Título_20_de_20_Subseção_20_1" text:outline-level="3"><text:bookmark-start text:name="__RefHeading__97_337392070"/>...<text:bookmark-end text:name="__RefHeading__97_337392070"/></text:h>
      <text:h text:style-name="_33_._20_Título_20_de_20_Subseção_20_1" text:outline-level="3"><text:bookmark-start text:name="__RefHeading__99_337392070"/><text:bookmark text:name="__RefHeading__45_67755674011"/>...<text:bookmark-end text:name="__RefHeading__99_337392070"/></text:h>
      <text:p text:style-name="P37"/>
      <text:h text:style-name="P33" text:outline-level="1"><text:bookmark-start text:name="__RefHeading__101_337392070"/><text:bookmark text:name="__RefHeading__49_677556740"/>CONCLUSÕES<text:bookmark-end text:name="__RefHeading__101_337392070"/></text:h>
      <text:p text:style-name="_31_._20_Corpo_20_de_20_Texto">Oioioioi oioi oioioi oioioi oioi...</text:p>
      <text:p text:style-name="_31_._20_Corpo_20_de_20_Texto"/>
      <text:p text:style-name="P24"><text:bookmark text:name="__RefHeading__51_677556740"/>REFERÊNCIAS BIBLIOGRÁFICAS</text:p>
      <text:p text:style-name="_34_._20_Pós-texto_3a__20_Texto_20_de_20_Referência">OIOIOI, Oioioi oi Oioioioioi.<text:span text:style-name="T4"> Oioioi oi oioioioi</text:span>. Oioioi: Oioi oioio, oioioi.</text:p>
      <text:p text:style-name="_34_._20_Pós-texto_3a__20_Texto_20_de_20_Referência"/>
      <text:p text:style-name="P25"><text:bookmark text:name="__RefHeading__53_677556740"/>GLOSSÁRIO</text:p>
      <text:p text:style-name="_34_._20_Pós-texto_3a__20_Texto_20_do_20_Glossário">Oioioioioi<text:tab/><text:span text:style-name="T6">Oioioi oi oioioioioi oioioi oioi oi oioioioioi oioioi oioi oi oioioioioi oioioi oioi oi oioioioioi oioioi oioi.</text:span></text:p>
      <text:p text:style-name="_34_._20_Pós-texto_3a__20_Texto_20_do_20_Glossário">Oioioioi<text:tab/>Ooioioioioi oi oioioi oioioi oioioi <text:span text:style-name="T6">oioioi oioi oi oioioioioi oioioi oioi oi oioioioioi oioioi oioi oi oioioioioi oioioi oioi.</text:span></text:p>
      <text:p text:style-name="_34_._20_Pós-texto_3a__20_Texto_20_do_20_Glossário">Oioioi<text:span text:style-name="T4"><text:tab/></text:span>Ooioioioioi oi oioioi oioioi oioioi <text:span text:style-name="T6">oioioi oioi oi oioioioioi oioioi oioi oi oioioioioi oioioi oioi oi oioioioioi oioioi oioi oioioi oioi oioio oi..</text:span></text:p>
      <text:p text:style-name="P3"/>
      <text:p text:style-name="P26"/>
      <text:p text:style-name="P23"/>
      <text:p text:style-name="P23"/>
      <text:p text:style-name="P23"/>
      <text:p text:style-name="P23"/>
      <text:p text:style-name="P23"/>
      <text:p text:style-name="P17">APÊNDICES</text:p>
      <text:list xml:id="list777147383" text:style-name="WW8Num4">
        <text:list-item>
          <text:p text:style-name="P58"><text:bookmark text:name="__RefHeading__55_677556740"/>TÍTULO DO APÊNDICE</text:p>
        </text:list-item>
      </text:list>
      <text:p text:style-name="_31_._20_Corpo_20_de_20_Texto">Oioio oioioioi oioi oioioi oi...</text:p>
      <text:list xml:id="list1443863425" text:style-name="WW8Num7">
        <text:list-item>
          <text:list>
            <text:list-item>
              <text:p text:style-name="_35_._20_Apêndices_3a__20_Título_20_de_20_Seção"><text:bookmark text:name="__RefHeading__57_677556740"/>Título de seção de apêndice</text:p>
            </text:list-item>
          </text:list>
        </text:list-item>
      </text:list>
      <text:p text:style-name="_31_._20_Corpo_20_de_20_Texto">Oioioi oioi oioioioioi...</text:p>
      <text:list xml:id="list1749277196" text:continue-numbering="true" text:style-name="WW8Num7">
        <text:list-item>
          <text:list>
            <text:list-item>
              <text:list>
                <text:list-item>
                  <text:p text:style-name="_35_._20_Apêndices_3a__20_Título_20_de_20_Subseção_20_1"><text:bookmark text:name="__RefHeading__59_677556740"/>Título de Subseção 1 de Apêndice</text:p>
                </text:list-item>
              </text:list>
            </text:list-item>
          </text:list>
        </text:list-item>
      </text:list>
      <text:p text:style-name="_31_._20_Corpo_20_de_20_Texto">Oioioi oioi oioioioioi...</text:p>
      <text:list xml:id="list651390200" text:continue-numbering="true" text:style-name="WW8Num7">
        <text:list-item>
          <text:list>
            <text:list-item>
              <text:list>
                <text:list-item>
                  <text:list>
                    <text:list-item>
                      <text:p text:style-name="_35_._20_Apêndices_3a__20_Título_20_de_20_Subseção_20_2">Título de Subseção 1 de Apêndice</text:p>
                    </text:list-item>
                  </text:list>
                </text:list-item>
              </text:list>
            </text:list-item>
          </text:list>
        </text:list-item>
      </text:list>
      <text:p text:style-name="_31_._20_Corpo_20_de_20_Texto">Oioioi oioi oioioioioi...</text:p>
      <text:p text:style-name="_31_._20_Corpo_20_de_20_Texto"/>
      <text:p text:style-name="P27"/>
      <text:p text:style-name="P23"/>
      <text:p text:style-name="P23"/>
      <text:p text:style-name="P23"/>
      <text:p text:style-name="P23"/>
      <text:p text:style-name="P23"/>
      <text:p text:style-name="P17">ANEXOS</text:p>
      <text:list xml:id="list1086559810" text:style-name="WW8Num3">
        <text:list-item>
          <text:p text:style-name="P59">TÍTULO DO ANEXO</text:p>
        </text:list-item>
      </text:list>
      <text:p text:style-name="_31_._20_Corpo_20_de_20_Texto">Oioio oioioioi oioi oioioi oi...</text:p>
      <text:list xml:id="list448490708" text:continue-numbering="true" text:style-name="WW8Num3">
        <text:list-item>
          <text:list>
            <text:list-item>
              <text:p text:style-name="_36_._20_Anexos_3a__20_Título_20_de_20_Seção">TÍTULO DE SEÇÃO DE ANEXO</text:p>
            </text:list-item>
          </text:list>
        </text:list-item>
      </text:list>
      <text:p text:style-name="_31_._20_Corpo_20_de_20_Texto">Oioioi oioi oioioioio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Droid Sans Fallback" svg:font-family="'Droid Sans Fallback'" style:font-pitch="variable"/>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pt" fo:country="B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2" style:font-size-complex="14pt"/>
    </style:style>
    <style:style style:name="Text_20_body" style:display-name="Text body" style:family="paragraph" style:parent-style-name="Standard" style:class="text">
      <style:paragraph-properties fo:background-color="#f3f3f3">
        <style:background-image/>
      </style:paragraph-properties>
      <style:text-properties style:font-name="Arial" fo:font-size="10pt" style:font-size-asian="10pt" style:font-name-complex="Arial"/>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_37_._20_Pré-texto_3a__20_Identificação_20_do_20_Curso" style:display-name="7. Pré-texto: Identificação do Curso" style:family="paragraph">
      <style:paragraph-properties fo:text-align="center" style:justify-single-word="false" fo:orphans="2" fo:widows="2" fo:hyphenation-ladder-count="no-limit"/>
      <style:text-properties style:use-window-font-color="true" style:font-name="Times New Roman" fo:font-size="14pt" fo:language="pt" fo:country="BR" fo:font-weight="bold" style:font-name-asian="Times New Roman" style:font-size-asian="14pt" style:language-asian="zh" style:country-asian="CN" style:font-weight-asian="bold" style:font-name-complex="Times New Roman" style:font-size-complex="10pt" style:language-complex="ar" style:country-complex="SA" fo:hyphenate="false" fo:hyphenation-remain-char-count="2" fo:hyphenation-push-char-count="2"/>
    </style:style>
    <style:style style:name="_37_._20_Pré-texto_3a__20_Título_20_do_20_Trabalho" style:display-name="7. Pré-texto: Título do Trabalho" style:family="paragraph">
      <style:paragraph-properties fo:text-align="center" style:justify-single-word="false" fo:orphans="2" fo:widows="2" fo:hyphenation-ladder-count="no-limit"/>
      <style:text-properties fo:text-transform="uppercase" style:use-window-font-color="true" style:font-name="Times New Roman" fo:font-size="14pt" fo:language="pt" fo:country="BR" fo:font-weight="bold" style:font-name-asian="Times New Roman" style:font-size-asian="14pt" style:language-asian="zh" style:country-asian="CN" style:font-weight-asian="bold" style:font-name-complex="Times New Roman" style:font-size-complex="10pt" style:language-complex="ar" style:country-complex="SA" fo:hyphenate="false" fo:hyphenation-remain-char-count="2" fo:hyphenation-push-char-count="2"/>
    </style:style>
    <style:style style:name="_37_._20_Pré-texto_3a__20_Texto_20_da_20_Capa" style:display-name="7. Pré-texto: Texto da Capa" style:family="paragraph">
      <style:paragraph-properties fo:text-align="center" style:justify-single-word="false" fo:orphans="2" fo:widows="2" fo:hyphenation-ladder-count="no-limit"/>
      <style:text-properties style:use-window-font-color="true" style:font-name="Times New Roman" fo:font-size="14pt" fo:language="pt" fo:country="BR" style:font-name-asian="Times New Roman" style:font-size-asian="14pt" style:language-asian="zh" style:country-asian="CN" style:font-name-complex="Times New Roman" style:font-size-complex="10pt" style:language-complex="ar" style:country-complex="SA" fo:hyphenate="false" fo:hyphenation-remain-char-count="2" fo:hyphenation-push-char-count="2"/>
    </style:style>
    <style:style style:name="_37_._20_Pré-texto_3a__20_Texto_20_de_20_Apresentação" style:display-name="7. Pré-texto: Texto de Apresentação" style:family="paragraph" style:parent-style-name="_37_._20_Pré-texto_3a__20_Texto_20_da_20_Capa">
      <style:paragraph-properties fo:margin="100%" fo:margin-left="8.571cm" fo:margin-right="0cm" fo:text-align="justify" style:justify-single-word="false" fo:text-indent="2cm" style:auto-text-indent="false"/>
    </style:style>
    <style:style style:name="Recuo_20_de_20_corpo_20_de_20_texto_20_3" style:display-name="Recuo de corpo de texto 3" style:family="paragraph" style:parent-style-name="Standard">
      <style:paragraph-properties fo:margin="100%" fo:margin-left="1.251cm" fo:margin-right="0cm" fo:text-align="justify" style:justify-single-word="false" fo:text-indent="0cm" style:auto-text-indent="false"/>
    </style:style>
    <style:style style:name="Contents_20_1" style:display-name="Contents 1" style:family="paragraph" style:parent-style-name="Standard" style:next-style-name="Standard" style:class="index">
      <style:paragraph-properties fo:margin-top="0.106cm" fo:margin-bottom="0cm">
        <style:tab-stops>
          <style:tab-stop style:position="0.635cm"/>
          <style:tab-stop style:position="2.117cm"/>
          <style:tab-stop style:position="16.983cm" style:type="right" style:leader-style="dotted" style:leader-text="."/>
        </style:tab-stops>
      </style:paragraph-properties>
      <style:text-properties fo:font-size="16pt" fo:language="none" fo:country="none" fo:font-weight="bold" style:font-size-asian="16pt" style:language-asian="none" style:country-asian="none" style:font-weight-asian="bold" style:font-size-complex="16pt" style:font-weight-complex="bold"/>
    </style:style>
    <style:style style:name="_37_._20_Pré-texto_3a__20_Título_20_do_20_Sumário" style:display-name="7. Pré-texto: Título do Sumário" style:family="paragraph">
      <style:paragraph-properties fo:margin-top="0cm" fo:margin-bottom="0.847cm" fo:text-align="center" style:justify-single-word="false" fo:orphans="2" fo:widows="2" fo:hyphenation-ladder-count="no-limit"/>
      <style:text-properties fo:text-transform="uppercase" style:use-window-font-color="true" style:font-name="Times New Roman" fo:font-size="16pt" fo:language="pt" fo:country="BR" fo:font-weight="bold" style:font-name-asian="Times New Roman" style:font-size-asian="16pt" style:language-asian="zh" style:country-asian="CN" style:font-weight-asian="bold" style:font-name-complex="Times New Roman" style:font-size-complex="10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style:tab-stops>
          <style:tab-stop style:position="0.953cm"/>
          <style:tab-stop style:position="2.117cm"/>
          <style:tab-stop style:position="16.983cm" style:type="right" style:leader-style="dotted" style:leader-text="."/>
        </style:tab-stops>
      </style:paragraph-properties>
      <style:text-properties fo:text-transform="uppercase" fo:font-size="14pt" fo:language="none" fo:country="none" fo:font-weight="bold" style:font-size-asian="14pt" style:language-asian="none" style:country-asian="none" style:font-weight-asian="bold" style:font-size-complex="14pt"/>
    </style:style>
    <style:style style:name="Contents_20_3" style:display-name="Contents 3" style:family="paragraph" style:parent-style-name="Standard" style:next-style-name="Standard" style:class="index">
      <style:paragraph-properties>
        <style:tab-stops>
          <style:tab-stop style:position="1.27cm"/>
          <style:tab-stop style:position="16.983cm" style:type="right" style:leader-style="dotted" style:leader-text="."/>
        </style:tab-stops>
      </style:paragraph-properties>
      <style:text-properties fo:font-size="14pt" fo:language="none" fo:country="none" fo:font-weight="bold" style:font-size-asian="14pt" style:language-asian="none" style:country-asian="none" style:font-weight-asian="bold" style:font-size-complex="14pt"/>
    </style:style>
    <style:style style:name="Contents_20_4" style:display-name="Contents 4" style:family="paragraph" style:parent-style-name="Standard" style:next-style-name="Standard" style:class="index">
      <style:paragraph-properties>
        <style:tab-stops>
          <style:tab-stop style:position="1.588cm"/>
          <style:tab-stop style:position="16.983cm" style:type="right" style:leader-style="dotted" style:leader-text="."/>
        </style:tab-stops>
      </style:paragraph-properties>
      <style:text-properties fo:font-size="14pt" fo:language="none" fo:country="none" style:font-size-asian="14pt" style:language-asian="none" style:country-asian="none" style:font-size-complex="14pt"/>
    </style:style>
    <style:style style:name="Contents_20_5" style:display-name="Contents 5" style:family="paragraph" style:parent-style-name="Standard" style:next-style-name="Standard" style:class="index">
      <style:paragraph-properties>
        <style:tab-stops>
          <style:tab-stop style:position="1.905cm"/>
          <style:tab-stop style:position="16.983cm" style:type="right" style:leader-style="dotted" style:leader-text="."/>
        </style:tab-stops>
      </style:paragraph-properties>
      <style:text-properties fo:language="none" fo:country="none" style:language-asian="none" style:country-asian="none"/>
    </style:style>
    <style:style style:name="Contents_20_6" style:display-name="Contents 6" style:family="paragraph" style:parent-style-name="Standard" style:next-style-name="Standard" style:class="index">
      <style:paragraph-properties fo:margin="100%" fo:margin-left="2.117cm" fo:margin-right="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text-indent="0cm" style:auto-text-indent="false"/>
    </style:style>
    <style:style style:name="_37_._20_Pré-texto_3a__20_Lista_20_de_20_Abreviaturas" style:display-name="7. Pré-texto: Lista de Abreviaturas" style:family="paragraph">
      <style:paragraph-properties fo:margin="100%" fo:margin-left="4.001cm" fo:margin-right="0cm" fo:text-align="justify" style:justify-single-word="false" fo:orphans="2" fo:widows="2" fo:hyphenation-ladder-count="no-limit" fo:text-indent="-4.001cm" style:auto-text-indent="false">
        <style:tab-stops>
          <style:tab-stop style:position="4.001cm"/>
        </style:tab-stops>
      </style:paragraph-properties>
      <style:text-properties style:use-window-font-color="true" style:font-name="Times New Roman" fo:font-size="12pt" fo:language="pt" fo:country="BR"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7_._20_Pré-texto_3a__20_Texto_20_do_20_Resumo" style:display-name="7. Pré-texto: Texto do Resumo" style:family="paragraph">
      <style:paragraph-properties fo:text-align="justify" style:justify-single-word="false" fo:orphans="2" fo:widows="2" fo:hyphenation-ladder-count="no-limit"/>
      <style:text-properties style:use-window-font-color="true" style:font-name="Times New Roman" fo:font-size="12pt" fo:language="pt" fo:country="BR"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7_._20_Pré-texto_3a__20_Texto_20_do_20_Abstract" style:display-name="7. Pré-texto: Texto do Abstract" style:family="paragraph" style:parent-style-name="_37_._20_Pré-texto_3a__20_Texto_20_do_20_Resumo">
      <style:text-properties fo:font-style="italic" style:font-style-asian="italic"/>
    </style:style>
    <style:style style:name="_37_._20_Pós-texto_3a__20_Título_20_de_20_Referências_20_e_20_Glossário" style:display-name="7. Pós-texto: Título de Referências e Glossário" style:family="paragraph" style:next-style-name="_31_._20_Corpo_20_de_20_Texto">
      <style:paragraph-properties fo:margin-top="0cm" fo:margin-bottom="1.058cm" fo:orphans="2" fo:widows="2" fo:hyphenation-ladder-count="no-limit"/>
      <style:text-properties fo:text-transform="uppercase" style:use-window-font-color="true" style:font-name="Times New Roman" fo:font-size="16pt" fo:language="pt" fo:country="BR" fo:font-weight="bold" style:font-name-asian="Times New Roman" style:font-size-asian="16pt" style:language-asian="zh" style:country-asian="CN" style:font-weight-asian="bold" style:font-name-complex="Times New Roman" style:font-size-complex="10pt" style:language-complex="ar" style:country-complex="SA" fo:hyphenate="false" fo:hyphenation-remain-char-count="2" fo:hyphenation-push-char-count="2"/>
    </style:style>
    <style:style style:name="_33_._20_Título_20_de_20_Capítulo" style:display-name="3. Título de Capítulo" style:family="paragraph" style:parent-style-name="_37_._20_Pós-texto_3a__20_Título_20_de_20_Referências_20_e_20_Glossário" style:next-style-name="_31_._20_Corpo_20_de_20_Texto" style:default-outline-level="1">
      <style:paragraph-properties fo:margin="100%" fo:margin-left="0.635cm" fo:margin-right="0cm" fo:text-indent="-0.635cm" style:auto-text-indent="false">
        <style:tab-stops>
          <style:tab-stop style:position="0.635cm"/>
        </style:tab-stops>
      </style:paragraph-properties>
      <style:text-properties style:font-name="Times New Roman" style:font-name-complex="Times New Roman"/>
    </style:style>
    <style:style style:name="_31_._20_Corpo_20_de_20_Texto" style:display-name="1. Corpo de Texto" style:family="paragraph">
      <style:paragraph-properties fo:margin="100%" fo:margin-left="0cm" fo:margin-right="0cm" fo:margin-top="0.423cm" fo:margin-bottom="0.423cm" fo:line-height="150%" fo:text-align="justify" style:justify-single-word="false" fo:orphans="2" fo:widows="2" fo:hyphenation-ladder-count="no-limit" fo:text-indent="1.251cm" style:auto-text-indent="false">
        <style:tab-stops>
          <style:tab-stop style:position="0cm"/>
        </style:tab-stops>
      </style:paragraph-properties>
      <style:text-properties style:use-window-font-color="true" style:font-name="Times New Roman" fo:font-size="12pt" fo:language="pt" fo:country="BR" style:font-name-asian="Times New Roman" style:font-size-asian="12pt" style:language-asian="zh" style:country-asian="CN" style:font-name-complex="Times New Roman" style:font-size-complex="10pt" style:language-complex="ar" style:country-complex="SA" fo:hyphenate="false" fo:hyphenation-remain-char-count="2" fo:hyphenation-push-char-count="2"/>
    </style:style>
    <style:style style:name="_33_._20_Título_20_de_20_Seção" style:display-name="3. Título de Seção" style:family="paragraph" style:parent-style-name="_33_._20_Título_20_de_20_Capítulo" style:next-style-name="_31_._20_Corpo_20_de_20_Texto" style:default-outline-level="2">
      <style:paragraph-properties fo:margin-top="0.635cm" fo:margin-bottom="0cm">
        <style:tab-stops>
          <style:tab-stop style:position="0.953cm"/>
        </style:tab-stops>
      </style:paragraph-properties>
      <style:text-properties fo:font-variant="normal" fo:text-transform="none" fo:font-size="14pt" style:font-size-asian="14pt"/>
    </style:style>
    <style:style style:name="_33_._20_Título_20_de_20_Subseção_20_1" style:display-name="3. Título de Subseção 1" style:family="paragraph" style:parent-style-name="_33_._20_Título_20_de_20_Seção" style:next-style-name="_31_._20_Corpo_20_de_20_Texto" style:default-outline-level="3">
      <style:paragraph-properties>
        <style:tab-stops>
          <style:tab-stop style:position="0.953cm"/>
          <style:tab-stop style:position="1.27cm"/>
        </style:tab-stops>
      </style:paragraph-properties>
    </style:style>
    <style:style style:name="_33_._20_Título_20_de_20_Subseção_20_2" style:display-name="3. Título de Subseção 2" style:family="paragraph" style:parent-style-name="_33_._20_Título_20_de_20_Subseção_20_1" style:next-style-name="_31_._20_Corpo_20_de_20_Texto" style:default-outline-level="4">
      <style:paragraph-properties>
        <style:tab-stops>
          <style:tab-stop style:position="0.953cm"/>
          <style:tab-stop style:position="1.27cm"/>
          <style:tab-stop style:position="1.588cm"/>
        </style:tab-stops>
      </style:paragraph-properties>
      <style:text-properties fo:font-size="12pt" fo:language="pt" fo:country="BR" style:font-size-asian="12pt"/>
    </style:style>
    <style:style style:name="_33_._20_Título_20_de_20_Subseção_20_não_20_numerada" style:display-name="3. Título de Subseção não numerada" style:family="paragraph" style:next-style-name="_31_._20_Corpo_20_de_20_Texto">
      <style:paragraph-properties fo:margin-top="0.423cm" fo:margin-bottom="0cm" fo:orphans="2" fo:widows="2" fo:hyphenation-ladder-count="no-limit"/>
      <style:text-properties style:use-window-font-color="true" style:font-name="Times New Roman" fo:font-size="12pt" fo:language="pt" fo:country="BR" fo:font-weight="bold" style:font-name-asian="Times New Roman" style:font-size-asian="12pt" style:language-asian="zh" style:country-asian="CN" style:font-weight-asian="bold" style:font-name-complex="Times New Roman" style:font-size-complex="10pt" style:language-complex="ar" style:country-complex="SA" fo:hyphenate="false" fo:hyphenation-remain-char-count="2" fo:hyphenation-push-char-count="2"/>
    </style:style>
    <style:style style:name="Legenda" style:family="paragraph" style:parent-style-name="Standard" style:next-style-name="_32_._20_Legenda_3a__20_Fonte_20_de_20_Referência">
      <style:paragraph-properties fo:margin-top="0.212cm" fo:margin-bottom="0.212cm"/>
      <style:text-properties style:font-size-complex="10pt" style:font-weight-complex="bold"/>
    </style:style>
    <style:style style:name="_32_._20_Legenda_3a__20_Fonte_20_de_20_Referência" style:display-name="2. Legenda: Fonte de Referência" style:family="paragraph" style:parent-style-name="_31_._20_Corpo_20_de_20_Texto" style:next-style-name="_31_._20_Corpo_20_de_20_Texto">
      <style:paragraph-properties fo:margin="100%" fo:margin-left="0cm" fo:margin-right="0cm" fo:margin-top="0.212cm" fo:margin-bottom="0.423cm" fo:text-indent="0cm" style:auto-text-indent="false"/>
    </style:style>
    <style:style style:name="Índice_20_de_20_figuras" style:display-name="Índice de figuras" style:family="paragraph" style:parent-style-name="Standard" style:next-style-name="Standard">
      <style:paragraph-properties fo:margin="100%" fo:margin-left="0.847cm" fo:margin-right="0cm" fo:text-indent="-0.847cm" style:auto-text-indent="false"/>
    </style:style>
    <style:style style:name="_32_._20_Figura" style:display-name="2. Figura" style:family="paragraph" style:parent-style-name="_31_._20_Corpo_20_de_20_Texto">
      <style:paragraph-properties fo:margin="100%" fo:margin-left="0cm" fo:margin-right="0cm" fo:margin-top="0.106cm" fo:margin-bottom="0.106cm" fo:line-height="100%" fo:text-align="center" style:justify-single-word="false" fo:text-indent="0cm" style:auto-text-indent="false"/>
    </style:style>
    <style:style style:name="_32_._20_Equação" style:display-name="2. Equação" style:family="paragraph" style:parent-style-name="_31_._20_Corpo_20_de_20_Texto" style:next-style-name="_31_._20_Corpo_20_de_20_Texto">
      <style:paragraph-properties fo:margin="100%" fo:margin-left="0cm" fo:margin-right="0cm" fo:text-align="center" style:justify-single-word="false" fo:text-indent="0cm" style:auto-text-indent="false"/>
    </style:style>
    <style:style style:name="_32_._20_Texto_20_de_20_tabela" style:display-name="2. Texto de tabela" style:family="paragraph" style:parent-style-name="_31_._20_Corpo_20_de_20_Texto">
      <style:paragraph-properties fo:margin="100%" fo:margin-left="0cm" fo:margin-right="0cm" fo:margin-top="0cm" fo:margin-bottom="0cm" fo:line-height="100%" fo:text-align="start" style:justify-single-word="false" fo:text-indent="0cm" style:auto-text-indent="false"/>
    </style:style>
    <style:style style:name="_37_._20_Pré-texto_3a__20_Título_20_da_20_Listas" style:display-name="7. Pré-texto: Título da Listas" style:family="paragraph" style:parent-style-name="_37_._20_Pós-texto_3a__20_Título_20_de_20_Referências_20_e_20_Glossário" style:next-style-name="_37_._20_Pré-texto_3a__20_Lista_20_de_20_Abreviaturas">
      <style:paragraph-properties fo:text-align="center" style:justify-single-word="false"/>
      <style:text-properties style:font-name="Times New Roman" style:font-name-complex="Times New Roman"/>
    </style:style>
    <style:style style:name="_31_._20_Lista_20_de_20_itens_20_com_20_marcadores" style:display-name="1. Lista de itens com marcadores" style:family="paragraph" style:parent-style-name="_31_._20_Corpo_20_de_20_Texto" style:list-style-name="WW8Num6">
      <style:paragraph-properties fo:margin-top="0.212cm" fo:margin-bottom="0.212cm"/>
    </style:style>
    <style:style style:name="_31_._20_Lista_20_de_20_itens_20_numerados" style:display-name="1. Lista de itens numerados" style:family="paragraph" style:parent-style-name="_31_._20_Lista_20_de_20_itens_20_com_20_marcadores" style:list-style-name="WW8Num9">
      <style:text-properties fo:color="#000000"/>
    </style:style>
    <style:style style:name="_31_._20_Texto_20_de_20_Citação_20_Longa" style:display-name="1. Texto de Citação Longa" style:family="paragraph" style:parent-style-name="_31_._20_Corpo_20_de_20_Texto" style:next-style-name="_31_._20_Corpo_20_de_20_Texto">
      <style:paragraph-properties fo:margin="100%" fo:margin-left="4.001cm" fo:margin-right="0cm" fo:margin-top="0.635cm" fo:margin-bottom="0.635cm" fo:line-height="100%" fo:text-indent="0cm" style:auto-text-indent="false"/>
      <style:text-properties fo:font-size="10pt" style:font-size-asian="10pt"/>
    </style:style>
    <style:style style:name="_34_._20_Pós-texto_3a__20_Texto_20_de_20_Referência" style:display-name="4. Pós-texto: Texto de Referência" style:family="paragraph" style:parent-style-name="_31_._20_Corpo_20_de_20_Texto">
      <style:paragraph-properties fo:margin="100%" fo:margin-left="0cm" fo:margin-right="0cm" fo:line-height="100%" fo:text-align="start" style:justify-single-word="false" fo:text-indent="0cm" style:auto-text-indent="false"/>
    </style:style>
    <style:style style:name="_32_._20_Código_20_fonte" style:display-name="2. Código fonte" style:family="paragraph" style:parent-style-name="_31_._20_Corpo_20_de_20_Texto">
      <style:paragraph-properties fo:margin="100%" fo:margin-left="0cm" fo:margin-right="0cm" fo:margin-top="0cm" fo:margin-bottom="0cm" fo:line-height="100%" fo:text-align="start" style:justify-single-word="false" fo:text-indent="0cm" style:auto-text-indent="false"/>
      <style:text-properties style:font-name="Courier" fo:font-size="8pt" style:font-size-asian="8pt" style:font-name-complex="Courier"/>
    </style:style>
    <style:style style:name="Footnote" style:family="paragraph" style:parent-style-name="Standard" style:class="extra">
      <style:text-properties fo:font-size="10pt" style:font-size-asian="10pt" style:font-size-complex="10pt"/>
    </style:style>
    <style:style style:name="Texto_20_de_20_comentário" style:display-name="Texto de comentário" style:family="paragraph" style:parent-style-name="Standard">
      <style:text-properties fo:font-size="10pt" style:font-size-asian="10pt" style:font-size-complex="10pt"/>
    </style:style>
    <style:style style:name="_35_._20_Apêndices_3a__20_Título" style:display-name="5. Apêndices: Título" style:family="paragraph" style:parent-style-name="Standard" style:next-style-name="_31_._20_Corpo_20_de_20_Texto" style:list-style-name="WW8Num4">
      <style:paragraph-properties fo:margin="100%" fo:margin-left="0.76cm" fo:margin-right="0cm" fo:margin-top="0cm" fo:margin-bottom="1.058cm" fo:text-indent="-0.76cm" style:auto-text-indent="false"/>
      <style:text-properties fo:text-transform="uppercase" fo:font-size="16pt" fo:font-weight="bold" style:font-size-asian="16pt" style:font-weight-asian="bold"/>
    </style:style>
    <style:style style:name="_35_._20_Apêndices_3a__20_Título_20_de_20_Seção" style:display-name="5. Apêndices: Título de Seção" style:family="paragraph" style:parent-style-name="_35_._20_Apêndices_3a__20_Título" style:next-style-name="_31_._20_Corpo_20_de_20_Texto" style:list-style-name="WW8Num7">
      <style:paragraph-properties fo:margin="100%" fo:margin-left="1.02cm" fo:margin-right="0cm" fo:margin-top="0.635cm" fo:margin-bottom="0cm" fo:text-indent="-1.02cm" style:auto-text-indent="false"/>
      <style:text-properties fo:font-size="14pt" style:font-size-asian="14pt"/>
    </style:style>
    <style:style style:name="_35_._20_Apêndices_3a__20_Título_20_de_20_Subseção_20_1" style:display-name="5. Apêndices: Título de Subseção 1" style:family="paragraph" style:parent-style-name="_35_._20_Apêndices_3a__20_Título_20_de_20_Seção" style:next-style-name="_31_._20_Corpo_20_de_20_Texto" style:list-style-name="WW8Num7">
      <style:text-properties fo:font-variant="normal" fo:text-transform="none"/>
    </style:style>
    <style:style style:name="_35_._20_Apêndices_3a__20_Título_20_de_20_Subseção_20_2" style:display-name="5. Apêndices: Título de Subseção 2" style:family="paragraph" style:parent-style-name="_35_._20_Apêndices_3a__20_Título_20_de_20_Subseção_20_1" style:next-style-name="_31_._20_Corpo_20_de_20_Texto" style:list-style-name="WW8Num7">
      <style:paragraph-properties>
        <style:tab-stops>
          <style:tab-stop style:position="1.588cm"/>
        </style:tab-stops>
      </style:paragraph-properties>
      <style:text-properties fo:font-size="12pt" style:font-size-asian="12pt"/>
    </style:style>
    <style:style style:name="_36_._20_Anexos_3a__20_Título" style:display-name="6. Anexos: Título" style:family="paragraph" style:parent-style-name="Standard" style:next-style-name="_31_._20_Corpo_20_de_20_Texto" style:list-style-name="WW8Num3">
      <style:paragraph-properties fo:margin-top="0cm" fo:margin-bottom="1.058cm">
        <style:tab-stops>
          <style:tab-stop style:position="0.635cm"/>
        </style:tab-stops>
      </style:paragraph-properties>
      <style:text-properties fo:text-transform="uppercase" fo:font-size="16pt" fo:font-weight="bold" style:font-size-asian="16pt" style:font-weight-asian="bold" style:font-weight-complex="bold"/>
    </style:style>
    <style:style style:name="_36_._20_Anexos_3a__20_Título_20_de_20_Seção" style:display-name="6. Anexos: Título de Seção" style:family="paragraph" style:parent-style-name="_36_._20_Anexos_3a__20_Título" style:next-style-name="_31_._20_Corpo_20_de_20_Texto" style:list-style-name="WW8Num3">
      <style:paragraph-properties fo:margin="100%" fo:margin-left="0.951cm" fo:margin-right="0cm" fo:margin-top="0.635cm" fo:margin-bottom="0cm" fo:text-indent="-0.951cm" style:auto-text-indent="false">
        <style:tab-stops>
          <style:tab-stop style:position="0.635cm"/>
          <style:tab-stop style:position="0.953cm"/>
        </style:tab-stops>
      </style:paragraph-properties>
      <style:text-properties fo:font-size="14pt" style:font-size-asian="14pt"/>
    </style:style>
    <style:style style:name="Text_20_body_20_indent" style:display-name="Text body indent" style:family="paragraph" style:parent-style-name="Standard" style:class="text">
      <style:paragraph-properties fo:margin="100%" fo:margin-left="1.27cm" fo:margin-right="0cm" fo:text-align="justify" style:justify-single-word="false" fo:text-indent="1.231cm" style:auto-text-indent="false"/>
      <style:text-properties style:font-name="Arial" fo:font-size="10pt" style:font-size-asian="10pt" style:font-name-complex="Arial"/>
    </style:style>
    <style:style style:name="Corpo_20_de_20_texto_20_2" style:display-name="Corpo de texto 2" style:family="paragraph" style:parent-style-name="Standard">
      <style:paragraph-properties fo:text-align="justify" style:justify-single-word="false"/>
      <style:text-properties fo:color="#000000" style:font-name="Arial" fo:font-size="10pt" style:font-size-asian="10pt" style:font-name-complex="Arial"/>
    </style:style>
    <style:style style:name="Recuo_20_de_20_corpo_20_de_20_texto_20_2" style:display-name="Recuo de corpo de texto 2" style:family="paragraph" style:parent-style-name="Standard">
      <style:paragraph-properties fo:margin="100%" fo:margin-left="0cm" fo:margin-right="0cm" fo:line-height="150%" fo:text-align="justify" style:justify-single-word="false" fo:text-indent="1.251cm" style:auto-text-indent="false"/>
      <style:text-properties fo:color="#000000"/>
    </style:style>
    <style:style style:name="Corpo_20_de_20_texto_20_3" style:display-name="Corpo de texto 3" style:family="paragraph" style:parent-style-name="Standard">
      <style:paragraph-properties fo:text-align="justify" style:justify-single-word="false"/>
      <style:text-properties style:font-name="Arial" fo:font-size="10pt" style:font-size-asian="10pt" style:font-name-complex="Arial"/>
    </style:style>
    <style:style style:name="_34_._20_Pós-texto_3a__20_Texto_20_do_20_Glossário" style:display-name="4. Pós-texto: Texto do Glossário" style:family="paragraph" style:parent-style-name="_37_._20_Pré-texto_3a__20_Lista_20_de_20_Abreviaturas">
      <style:paragraph-properties fo:margin-top="0cm" fo:margin-bottom="0.423cm"/>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2z0" style:family="text">
      <style:text-properties style:font-name="Symbol" style:font-name-complex="Symbol"/>
    </style:style>
    <style:style style:name="WW8Num2z1" style:family="text">
      <style:text-properties style:font-name="Times New Roman" style:font-name-complex="Times New Roman"/>
    </style:style>
    <style:style style:name="WW8Num2z2" style:family="text">
      <style:text-properties style:font-name="Wingdings" style:font-name-complex="Wingdings"/>
    </style:style>
    <style:style style:name="WW8Num2z4" style:family="text">
      <style:text-properties style:font-name="Courier New" style:font-name-complex="Courier New"/>
    </style:style>
    <style:style style:name="WW8Num5z0" style:family="text">
      <style:text-properties fo:color="#000000"/>
    </style:style>
    <style:style style:name="WW8Num6z0" style:family="text">
      <style:text-properties style:font-name="Wingdings" style:font-name-complex="Wingdings"/>
    </style:style>
    <style:style style:name="WW8Num9z0" style:family="text">
      <style:text-properties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Absatz-Standardschriftart" style:family="text"/>
    <style:style style:name="WW8Num3z0" style:family="text">
      <style:text-properties style:font-name="Wingdings" style:font-name-complex="Wingdings"/>
    </style:style>
    <style:style style:name="WW8Num4z0"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Times New Roman" style:font-name-asian="Times New Roman" style:font-name-complex="Times New Roman"/>
    </style:style>
    <style:style style:name="WW8Num8z2" style:family="text">
      <style:text-properties style:font-name="Wingdings" style:font-name-complex="Wingdings"/>
    </style:style>
    <style:style style:name="WW8Num8z4" style:family="text">
      <style:text-properties style:font-name="Courier New" style:font-name-complex="Courier New"/>
    </style:style>
    <style:style style:name="WW8Num10z0"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Wingdings" style:font-name-complex="Wingdings"/>
    </style:style>
    <style:style style:name="WW8Num17z0" style:family="text">
      <style:text-properties style:font-name="Wingdings" style:font-name-complex="Wingdings"/>
    </style:style>
    <style:style style:name="WW8Num20z0" style:family="text">
      <style:text-properties fo:color="#0000ff"/>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0z3" style:family="text">
      <style:text-properties style:font-name="Symbol" style:font-name-complex="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3z0" style:family="text">
      <style:text-properties fo:color="#000000"/>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3z3" style:family="text">
      <style:text-properties style:font-name="Symbol" style:font-name-complex="Symbol"/>
    </style:style>
    <style:style style:name="WW8Num24z0" style:family="text">
      <style:text-properties style:font-name="Wingdings" style:font-name-complex="Wingdings"/>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9z0" style:family="text">
      <style:text-properties style:font-name="Wingdings" style:font-name-complex="Wingdings"/>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4z0" style:family="text">
      <style:text-properties style:font-name="Wingdings" style:font-name-complex="Wingdings"/>
    </style:style>
    <style:style style:name="WW8Num35z0" style:family="text">
      <style:text-properties style:font-name="Wingdings" style:font-name-complex="Wingdings"/>
    </style:style>
    <style:style style:name="WW8Num36z0" style:family="text">
      <style:text-properties style:font-name="Wingdings" style:font-name-complex="Wingdings"/>
    </style:style>
    <style:style style:name="WW8Num37z0" style:family="text">
      <style:text-properties style:font-name="Wingdings" style:font-name-complex="Wingdings"/>
    </style:style>
    <style:style style:name="WW8Num38z0" style:family="text">
      <style:text-properties style:font-name="Wingdings" style:font-name-complex="Wingdings"/>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1z0" style:family="text">
      <style:text-properties style:font-name="Wingdings" style:font-name-complex="Wingdings"/>
    </style:style>
    <style:style style:name="WW8Num42z0" style:family="text">
      <style:text-properties style:font-name="Wingdings" style:font-name-complex="Wingdings"/>
    </style:style>
    <style:style style:name="WW8Num43z0" style:family="text">
      <style:text-properties style:font-name="Wingdings" style:font-name-complex="Wingdings"/>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Footnote_20_Symbol" style:display-name="Footnote Symbol" style:family="text" style:parent-style-name="Fonte_20_parág._20_padrão">
      <style:text-properties style:text-position="super 58%"/>
    </style:style>
    <style:style style:name="Ref._20_de_20_comentário" style:display-name="Ref. de comentário" style:family="text" style:parent-style-name="Fonte_20_parág._20_padrão">
      <style:text-properties fo:font-size="8pt" style:font-size-asian="8pt" style:font-size-complex="8pt"/>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905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905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 style:num-format="I">
        <style:list-level-properties text:list-level-position-and-space-mode="label-alignment">
          <style:list-level-label-alignment text:label-followed-by="listtab" text:list-tab-stop-position="1.27cm" fo:text-indent="-0.76cm" fo:margin-left="0.76cm"/>
        </style:list-level-properties>
      </text:list-level-style-number>
      <text:list-level-style-number text:level="2" style:num-format="1" text:display-levels="2">
        <style:list-level-properties text:list-level-position-and-space-mode="label-alignment">
          <style:list-level-label-alignment text:label-followed-by="listtab" text:list-tab-stop-position="2.267cm" fo:text-indent="-1.016cm" fo:margin-left="2.26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775cm" fo:text-indent="-1.524cm" fo:margin-left="2.7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91cm" fo:text-indent="-1.778cm" fo:margin-left="3.029cm"/>
        </style:list-level-properties>
      </text:list-level-style-number>
      <text:list-level-style-number text:level="6" style:num-format="1" text:display-levels="6">
        <style:list-level-properties text:list-level-position-and-space-mode="label-alignment">
          <style:list-level-label-alignment text:label-followed-by="listtab" text:list-tab-stop-position="3.283cm" fo:text-indent="-2.032cm" fo:margin-left="3.283cm"/>
        </style:list-level-properties>
      </text:list-level-style-number>
      <text:list-level-style-number text:level="7" style:num-format="1" text:display-levels="7">
        <style:list-level-properties text:list-level-position-and-space-mode="label-alignment">
          <style:list-level-label-alignment text:label-followed-by="listtab" text:list-tab-stop-position="3.537cm" fo:text-indent="-2.286cm" fo:margin-left="3.537cm"/>
        </style:list-level-properties>
      </text:list-level-style-number>
      <text:list-level-style-number text:level="8" style:num-format="1" text:display-levels="8">
        <style:list-level-properties text:list-level-position-and-space-mode="label-alignment">
          <style:list-level-label-alignment text:label-followed-by="listtab" text:list-tab-stop-position="3.791cm" fo:text-indent="-2.54cm" fo:margin-left="3.791cm"/>
        </style:list-level-properties>
      </text:list-level-style-number>
      <text:list-level-style-number text:level="9" style:num-format="1" text:display-levels="9">
        <style:list-level-properties text:list-level-position-and-space-mode="label-alignment">
          <style:list-level-label-alignment text:label-followed-by="listtab" text:list-tab-stop-position="4.045cm" fo:text-indent="-2.794cm" fo:margin-left="4.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 style:num-format="A" style:num-letter-sync="true">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 style:num-format="A" style:num-letter-sync="true">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4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 style:num-format="I">
        <style:list-level-properties text:list-level-position-and-space-mode="label-alignment">
          <style:list-level-label-alignment text:label-followed-by="listtab" text:list-tab-stop-position="1.27cm" fo:text-indent="-0.76cm" fo:margin-left="0.76cm"/>
        </style:list-level-properties>
      </text:list-level-style-number>
      <text:list-level-style-number text:level="2" style:num-suffix="." style:num-format="1">
        <style:list-level-properties text:list-level-position-and-space-mode="label-alignment">
          <style:list-level-label-alignment text:label-followed-by="listtab" text:list-tab-stop-position="1.886cm" fo:text-indent="-0.6cm" fo:margin-left="1.8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775cm" fo:text-indent="-1.524cm" fo:margin-left="2.7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91cm" fo:text-indent="-1.778cm" fo:margin-left="3.029cm"/>
        </style:list-level-properties>
      </text:list-level-style-number>
      <text:list-level-style-number text:level="6" style:num-format="1" text:display-levels="6">
        <style:list-level-properties text:list-level-position-and-space-mode="label-alignment">
          <style:list-level-label-alignment text:label-followed-by="listtab" text:list-tab-stop-position="3.283cm" fo:text-indent="-2.032cm" fo:margin-left="3.283cm"/>
        </style:list-level-properties>
      </text:list-level-style-number>
      <text:list-level-style-number text:level="7" style:num-format="1" text:display-levels="7">
        <style:list-level-properties text:list-level-position-and-space-mode="label-alignment">
          <style:list-level-label-alignment text:label-followed-by="listtab" text:list-tab-stop-position="3.537cm" fo:text-indent="-2.286cm" fo:margin-left="3.537cm"/>
        </style:list-level-properties>
      </text:list-level-style-number>
      <text:list-level-style-number text:level="8" style:num-format="1" text:display-levels="8">
        <style:list-level-properties text:list-level-position-and-space-mode="label-alignment">
          <style:list-level-label-alignment text:label-followed-by="listtab" text:list-tab-stop-position="3.791cm" fo:text-indent="-2.54cm" fo:margin-left="3.791cm"/>
        </style:list-level-properties>
      </text:list-level-style-number>
      <text:list-level-style-number text:level="9" style:num-format="1" text:display-levels="9">
        <style:list-level-properties text:list-level-position-and-space-mode="label-alignment">
          <style:list-level-label-alignment text:label-followed-by="listtab" text:list-tab-stop-position="4.045cm" fo:text-indent="-2.794cm" fo:margin-left="4.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3cm" fo:margin-bottom="2.501cm" fo:margin-left="2.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87cm" fo:margin-bottom="0.388cm" style:dynamic-spacing="true"/>
      </style:header-style>
      <style:footer-style>
        <style:header-footer-properties fo:min-height="0.487cm" fo:margin-top="0.388cm" style:dynamic-spacing="true"/>
      </style:footer-style>
    </style:page-layout>
    <style:page-layout style:name="Mpm2">
      <style:page-layout-properties fo:page-width="21.001cm" fo:page-height="29.7cm" style:num-format="1" style:print-orientation="portrait" fo:margin-top="3.487cm" fo:margin-bottom="2.988cm" fo:margin-left="2.501cm" fo:margin-right="1.501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3">
      <style:page-layout-properties fo:page-width="21.001cm" fo:page-height="29.7cm" style:num-format="i" style:print-orientation="portrait" fo:margin-top="3cm" fo:margin-bottom="2.501cm" fo:margin-left="2.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4">
      <style:page-layout-properties fo:page-width="21.001cm" fo:page-height="29.7cm" style:num-format="i" style:print-orientation="portrait" fo:margin-top="1.27cm" fo:margin-bottom="1.251cm" fo:margin-left="2.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1.251cm" fo:margin-top="1.152cm" style:dynamic-spacing="true"/>
      </style:footer-style>
    </style:page-layout>
    <style:page-layout style:name="Mpm5">
      <style:page-layout-properties fo:page-width="21.001cm" fo:page-height="29.7cm" style:num-format="1" style:print-orientation="portrait" fo:margin-top="3cm" fo:margin-bottom="2.501cm" fo:margin-left="2.501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style:page-layout style:name="Mpm6">
      <style:page-layout-properties fo:page-width="21.001cm" fo:page-height="29.7cm" style:num-format="1" style:print-orientation="portrait" fo:margin-top="1.27cm" fo:margin-bottom="1.251cm" fo:margin-left="2.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73cm" fo:margin-bottom="1.63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irst_20_convert_20_1" style:display-name="First convert 1" style:page-layout-name="Mpm2" style:next-style-name="Convert_20_1">
      <style:header>
        <text:p text:style-name="Standard"/>
      </style:header>
      <style:footer>
        <text:p text:style-name="Standard"/>
      </style:footer>
    </style:master-page>
    <style:master-page style:name="Convert_20_1" style:display-name="Convert 1" style:page-layout-name="Mpm1">
      <style:header>
        <text:p text:style-name="Header"/>
      </style:header>
      <style:footer>
        <text:p text:style-name="Footer"/>
      </style:footer>
    </style:master-page>
    <style:master-page style:name="First_20_convert_20_2" style:display-name="First convert 2" style:page-layout-name="Mpm3" style:next-style-name="Convert_20_2">
      <style:header>
        <text:p text:style-name="Standard"/>
      </style:header>
      <style:footer>
        <text:p text:style-name="Standard"/>
      </style:footer>
    </style:master-page>
    <style:master-page style:name="Convert_20_2" style:display-name="Convert 2" style:page-layout-name="Mpm4">
      <style:header>
        <text:p text:style-name="Standard"/>
      </style:header>
      <style:footer>
        <text:p text:style-name="Footer"/>
      </style:footer>
    </style:master-page>
    <style:master-page style:name="First_20_convert_20_3" style:display-name="First convert 3" style:page-layout-name="Mpm3" style:next-style-name="Convert_20_3">
      <style:header>
        <text:p text:style-name="Standard"/>
      </style:header>
      <style:footer>
        <text:p text:style-name="Standard"/>
      </style:footer>
    </style:master-page>
    <style:master-page style:name="Convert_20_3" style:display-name="Convert 3" style:page-layout-name="Mpm4">
      <style:header>
        <text:p text:style-name="Standard"/>
      </style:header>
      <style:footer>
        <text:p text:style-name="Footer"/>
      </style:footer>
    </style:master-page>
    <style:master-page style:name="First_20_convert_20_4" style:display-name="First convert 4" style:page-layout-name="Mpm3" style:next-style-name="Convert_20_4">
      <style:header>
        <text:p text:style-name="Standard"/>
      </style:header>
      <style:footer>
        <text:p text:style-name="Standard"/>
      </style:footer>
    </style:master-page>
    <style:master-page style:name="Convert_20_4" style:display-name="Convert 4" style:page-layout-name="Mpm4">
      <style:header>
        <text:p text:style-name="Standard"/>
      </style:header>
      <style:footer>
        <text:p text:style-name="Footer"/>
      </style:footer>
    </style:master-page>
    <style:master-page style:name="First_20_convert_20_5" style:display-name="First convert 5" style:page-layout-name="Mpm3" style:next-style-name="Convert_20_5">
      <style:header>
        <text:p text:style-name="Standard"/>
      </style:header>
      <style:footer>
        <text:p text:style-name="Standard"/>
      </style:footer>
    </style:master-page>
    <style:master-page style:name="Convert_20_5" style:display-name="Convert 5" style:page-layout-name="Mpm4">
      <style:header>
        <text:p text:style-name="Standard"/>
      </style:header>
      <style:footer>
        <text:p text:style-name="Footer"/>
      </style:footer>
    </style:master-page>
    <style:master-page style:name="First_20_convert_20_6" style:display-name="First convert 6" style:page-layout-name="Mpm3" style:next-style-name="Convert_20_6">
      <style:header>
        <text:p text:style-name="Standard"/>
      </style:header>
      <style:footer>
        <text:p text:style-name="Standard"/>
      </style:footer>
    </style:master-page>
    <style:master-page style:name="Convert_20_6" style:display-name="Convert 6" style:page-layout-name="Mpm4">
      <style:header>
        <text:p text:style-name="Standard"/>
      </style:header>
      <style:footer>
        <text:p text:style-name="Footer"/>
      </style:footer>
    </style:master-page>
    <style:master-page style:name="First_20_convert_20_7" style:display-name="First convert 7" style:page-layout-name="Mpm3" style:next-style-name="Convert_20_7">
      <style:header>
        <text:p text:style-name="Standard"/>
      </style:header>
      <style:footer>
        <text:p text:style-name="Standard"/>
      </style:footer>
    </style:master-page>
    <style:master-page style:name="Convert_20_7" style:display-name="Convert 7" style:page-layout-name="Mpm4">
      <style:header>
        <text:p text:style-name="Standard"/>
      </style:header>
      <style:footer>
        <text:p text:style-name="Footer"/>
      </style:footer>
    </style:master-page>
    <style:master-page style:name="First_20_convert_20_8" style:display-name="First convert 8" style:page-layout-name="Mpm3" style:next-style-name="Convert_20_8">
      <style:header>
        <text:p text:style-name="Standard"/>
      </style:header>
      <style:footer>
        <text:p text:style-name="Standard"/>
      </style:footer>
    </style:master-page>
    <style:master-page style:name="Convert_20_8" style:display-name="Convert 8" style:page-layout-name="Mpm4">
      <style:header>
        <text:p text:style-name="Standard"/>
      </style:header>
      <style:footer>
        <text:p text:style-name="Footer"/>
      </style:footer>
    </style:master-page>
    <style:master-page style:name="First_20_convert_20_9" style:display-name="First convert 9" style:page-layout-name="Mpm2" style:next-style-name="Convert_20_9">
      <style:header>
        <text:p text:style-name="Standard"/>
      </style:header>
      <style:footer>
        <text:p text:style-name="Standard"/>
      </style:footer>
    </style:master-page>
    <style:master-page style:name="Convert_20_9" style:display-name="Convert 9" style:page-layout-name="Mpm1">
      <style:header>
        <text:p text:style-name="Header"/>
      </style:header>
      <style:footer>
        <text:p text:style-name="Footer"/>
      </style:footer>
    </style:master-page>
    <style:master-page style:name="First_20_convert_20_10" style:display-name="First convert 10" style:page-layout-name="Mpm2" style:next-style-name="Convert_20_10">
      <style:header>
        <text:p text:style-name="Standard"/>
      </style:header>
      <style:footer>
        <text:p text:style-name="Standard"/>
      </style:footer>
    </style:master-page>
    <style:master-page style:name="Convert_20_10" style:display-name="Convert 10" style:page-layout-name="Mpm1">
      <style:header>
        <text:p text:style-name="Header"/>
      </style:header>
      <style:footer>
        <text:p text:style-name="Footer"/>
      </style:footer>
    </style:master-page>
    <style:master-page style:name="First_20_convert_20_11" style:display-name="First convert 11" style:page-layout-name="Mpm2" style:next-style-name="Convert_20_11">
      <style:header>
        <text:p text:style-name="Standard"/>
      </style:header>
      <style:footer>
        <text:p text:style-name="Standard"/>
      </style:footer>
    </style:master-page>
    <style:master-page style:name="Convert_20_11" style:display-name="Convert 11" style:page-layout-name="Mpm1">
      <style:header>
        <text:p text:style-name="Header"/>
      </style:header>
      <style:footer>
        <text:p text:style-name="Footer"/>
      </style:footer>
    </style:master-page>
    <style:master-page style:name="First_20_convert_20_12" style:display-name="First convert 12" style:page-layout-name="Mpm2" style:next-style-name="Convert_20_12">
      <style:header>
        <text:p text:style-name="Standard"/>
      </style:header>
      <style:footer>
        <text:p text:style-name="Standard"/>
      </style:footer>
    </style:master-page>
    <style:master-page style:name="Convert_20_12" style:display-name="Convert 12" style:page-layout-name="Mpm1">
      <style:header>
        <text:p text:style-name="Header"/>
      </style:header>
      <style:footer>
        <text:p text:style-name="Footer"/>
      </style:footer>
    </style:master-page>
    <style:master-page style:name="First_20_convert_20_13" style:display-name="First convert 13" style:page-layout-name="Mpm2" style:next-style-name="Convert_20_13">
      <style:header>
        <text:p text:style-name="Standard"/>
      </style:header>
      <style:footer>
        <text:p text:style-name="Standard"/>
      </style:footer>
    </style:master-page>
    <style:master-page style:name="Convert_20_13" style:display-name="Convert 13" style:page-layout-name="Mpm1">
      <style:header>
        <text:p text:style-name="Header"/>
      </style:header>
      <style:footer>
        <text:p text:style-name="Footer"/>
      </style:footer>
    </style:master-page>
    <style:master-page style:name="First_20_convert_20_14" style:display-name="First convert 14" style:page-layout-name="Mpm2" style:next-style-name="Convert_20_14">
      <style:header>
        <text:p text:style-name="Standard"/>
      </style:header>
      <style:footer>
        <text:p text:style-name="Standard"/>
      </style:footer>
    </style:master-page>
    <style:master-page style:name="Convert_20_14" style:display-name="Convert 14" style:page-layout-name="Mpm1">
      <style:header>
        <text:p text:style-name="Header"/>
      </style:header>
      <style:footer>
        <text:p text:style-name="Footer"/>
      </style:footer>
    </style:master-page>
    <style:master-page style:name="First_20_convert_20_15" style:display-name="First convert 15" style:page-layout-name="Mpm2" style:next-style-name="Convert_20_15">
      <style:header>
        <text:p text:style-name="Standard"/>
      </style:header>
      <style:footer>
        <text:p text:style-name="Standard"/>
      </style:footer>
    </style:master-page>
    <style:master-page style:name="Convert_20_15" style:display-name="Convert 15" style:page-layout-name="Mpm1">
      <style:header>
        <text:p text:style-name="Header"/>
      </style:header>
      <style:footer>
        <text:p text:style-name="Footer"/>
      </style:footer>
    </style:master-page>
    <style:master-page style:name="First_20_convert_20_16" style:display-name="First convert 16" style:page-layout-name="Mpm2" style:next-style-name="Convert_20_16">
      <style:header>
        <text:p text:style-name="Standard"/>
      </style:header>
      <style:footer>
        <text:p text:style-name="Standard"/>
      </style:footer>
    </style:master-page>
    <style:master-page style:name="Convert_20_16" style:display-name="Convert 16" style:page-layout-name="Mpm1">
      <style:header>
        <text:p text:style-name="Header"/>
      </style:header>
      <style:footer>
        <text:p text:style-name="Footer"/>
      </style:footer>
    </style:master-page>
    <style:master-page style:name="First_20_convert_20_17" style:display-name="First convert 17" style:page-layout-name="Mpm2" style:next-style-name="Convert_20_17">
      <style:header>
        <text:p text:style-name="Standard"/>
      </style:header>
      <style:footer>
        <text:p text:style-name="Standard"/>
      </style:footer>
    </style:master-page>
    <style:master-page style:name="Convert_20_17" style:display-name="Convert 17" style:page-layout-name="Mpm1">
      <style:header>
        <text:p text:style-name="Header"/>
      </style:header>
      <style:footer>
        <text:p text:style-name="Footer"/>
      </style:footer>
    </style:master-page>
    <style:master-page style:name="First_20_convert_20_18" style:display-name="First convert 18" style:page-layout-name="Mpm2" style:next-style-name="Convert_20_18">
      <style:header>
        <text:p text:style-name="Standard"/>
      </style:header>
      <style:footer>
        <text:p text:style-name="Standard"/>
      </style:footer>
    </style:master-page>
    <style:master-page style:name="Convert_20_18" style:display-name="Convert 18" style:page-layout-name="Mpm1">
      <style:header>
        <text:p text:style-name="Header"/>
      </style:header>
      <style:footer>
        <text:p text:style-name="Footer"/>
      </style:footer>
    </style:master-page>
    <style:master-page style:name="First_20_convert_20_19" style:display-name="First convert 19" style:page-layout-name="Mpm2" style:next-style-name="Convert_20_19">
      <style:header>
        <text:p text:style-name="Standard"/>
      </style:header>
      <style:footer>
        <text:p text:style-name="Standard"/>
      </style:footer>
    </style:master-page>
    <style:master-page style:name="Convert_20_19" style:display-name="Convert 19" style:page-layout-name="Mpm1">
      <style:header>
        <text:p text:style-name="Header"/>
      </style:header>
      <style:footer>
        <text:p text:style-name="Footer"/>
      </style:footer>
    </style:master-page>
    <style:master-page style:name="First_20_convert_20_20" style:display-name="First convert 20" style:page-layout-name="Mpm2" style:next-style-name="Convert_20_20">
      <style:header>
        <text:p text:style-name="Standard"/>
      </style:header>
      <style:footer>
        <text:p text:style-name="Standard"/>
      </style:footer>
    </style:master-page>
    <style:master-page style:name="Convert_20_20" style:display-name="Convert 20" style:page-layout-name="Mpm1">
      <style:header>
        <text:p text:style-name="Header"/>
      </style:header>
      <style:footer>
        <text:p text:style-name="Footer"/>
      </style:footer>
    </style:master-page>
    <style:master-page style:name="First_20_convert_20_21" style:display-name="First convert 21" style:page-layout-name="Mpm5" style:next-style-name="Convert_20_21">
      <style:header>
        <text:p text:style-name="Standard"/>
      </style:header>
      <style:footer>
        <text:p text:style-name="Standard"/>
      </style:footer>
    </style:master-page>
    <style:master-page style:name="Convert_20_21" style:display-name="Convert 21" style:page-layout-name="Mpm6">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 de TCC para o Curso de Ciência da Computação da UNIVALI</dc:title>
    <meta:initial-creator>Cesar Albenes Zeferino</meta:initial-creator>
    <meta:creation-date>2005-08-30T11:44:00</meta:creation-date>
    <dc:date>2013-02-04T20:54:48</dc:date>
    <meta:print-date>2005-08-27T11:46:00</meta:print-date>
    <meta:editing-cycles>8</meta:editing-cycles>
    <meta:editing-duration>PT27M</meta:editing-duration>
    <meta:generator>LibreOffice/3.5$Linux_x86 LibreOffice_project/350m1$Build-2</meta:generator>
    <meta:document-statistic meta:table-count="10" meta:image-count="0" meta:object-count="1" meta:page-count="24" meta:paragraph-count="208" meta:word-count="1448" meta:character-count="8190" meta:non-whitespace-character-count="8177"/>
    <meta:user-defined meta:name="Info 1"/>
    <meta:user-defined meta:name="Info 2"/>
    <meta:user-defined meta:name="Info 3"/>
    <meta:user-defined meta:name="Info 4"/>
  </office:meta>
</office:document-meta>
</file>